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9cm"/>
    </style:style>
    <style:style style:name="co4" style:family="table-column">
      <style:table-column-properties fo:break-before="auto" style:column-width="3.741cm"/>
    </style:style>
    <style:style style:name="ro1" style:family="table-row">
      <style:table-row-properties style:row-height="0.5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0.071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>
            <text:p>ENTREPRISES</text:p>
          </table:table-cell>
          <table:table-cell table:style-name="ce1" office:value-type="string">
            <text:p>ANNEE</text:p>
          </table:table-cell>
          <table:table-cell table:style-name="ce1" office:value-type="string">
            <text:p>CHIFFRE D'AFFAIRE (EN K€)</text:p>
          </table:table-cell>
          <table:table-cell table:style-name="ce1" office:value-type="string">
            <text:p>RESULTAT EN K€</text:p>
          </table:table-cell>
          <table:table-cell table:style-name="ce1" office:value-type="string">
            <text:p>EFFECTIFS</text:p>
          </table:table-cell>
          <table:table-cell table:style-name="ce1" office:value-type="string">
            <text:p>CAPITAL (EN K€)</text:p>
          </table:table-cell>
          <table:table-cell table:style-name="ce1" office:value-type="string">
            <text:p>DETTES (EN K€)</text:p>
          </table:table-cell>
          <table:table-cell table:style-name="ce1" office:value-type="string">
            <text:p>TAUX D'ENDETTEMENT</text:p>
          </table:table-cell>
          <table:table-cell table:style-name="ce1" office:value-type="string">
            <text:p>TAUX D'EXPORT</text:p>
          </table:table-cell>
          <table:table-cell table:style-name="ce1" office:value-type="string">
            <text:p>EBE (EN K€)</text:p>
          </table:table-cell>
          <table:table-cell table:style-name="ce1" office:value-type="string">
            <text:p>TAUX DE VARIATION DU CA</text:p>
          </table:table-cell>
          <table:table-cell table:style-name="ce1" office:value-type="string">
            <text:p>TAUX DE VARIATION DES EFFECTIFS</text:p>
          </table:table-cell>
        </table:table-row>
        <table:table-row table:style-name="ro1">
          <table:table-cell table:style-name="ce1" office:value-type="string">
            <text:p>ALCOA FRANCE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34947">
            <text:p>34947</text:p>
          </table:table-cell>
          <table:table-cell table:style-name="ce1" office:value-type="float" office:value="-1511">
            <text:p>-1511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0346">
            <text:p>10346</text:p>
          </table:table-cell>
          <table:table-cell table:style-name="ce1" office:value-type="float" office:value="4010">
            <text:p>4010</text:p>
          </table:table-cell>
          <table:table-cell table:style-name="ce1" office:value-type="float" office:value="11.47">
            <text:p>11,47</text:p>
          </table:table-cell>
          <table:table-cell table:style-name="ce1" office:value-type="float" office:value="98.36">
            <text:p>98,36</text:p>
          </table:table-cell>
          <table:table-cell table:style-name="ce1" office:value-type="float" office:value="-490">
            <text:p>-49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ALCOA FRANCE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29576">
            <text:p>29576</text:p>
          </table:table-cell>
          <table:table-cell table:style-name="ce1" office:value-type="float" office:value="-696">
            <text:p>-696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0346">
            <text:p>10346</text:p>
          </table:table-cell>
          <table:table-cell table:style-name="ce1" office:value-type="float" office:value="3460">
            <text:p>3460</text:p>
          </table:table-cell>
          <table:table-cell table:style-name="ce1" office:value-type="float" office:value="11.7">
            <text:p>11,7</text:p>
          </table:table-cell>
          <table:table-cell table:style-name="ce1" office:value-type="float" office:value="97.89">
            <text:p>97,89</text:p>
          </table:table-cell>
          <table:table-cell table:style-name="ce1" office:value-type="float" office:value="-180">
            <text:p>-180</text:p>
          </table:table-cell>
          <table:table-cell table:style-name="ce1" office:value-type="float" office:value="-15.45">
            <text:p>-15,45</text:p>
          </table:table-cell>
          <table:table-cell table:style-name="ce1" office:value-type="float" office:value="-2.27">
            <text:p>-2,27</text:p>
          </table:table-cell>
        </table:table-row>
        <table:table-row table:style-name="ro1">
          <table:table-cell table:style-name="ce1" office:value-type="string">
            <text:p>ALCOA FRANCE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18758">
            <text:p>18758</text:p>
          </table:table-cell>
          <table:table-cell table:style-name="ce1" office:value-type="float" office:value="-1624">
            <text:p>-1624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0346">
            <text:p>10346</text:p>
          </table:table-cell>
          <table:table-cell table:style-name="ce1" office:value-type="float" office:value="3070">
            <text:p>3070</text:p>
          </table:table-cell>
          <table:table-cell table:style-name="ce1" office:value-type="float" office:value="16.37">
            <text:p>16,37</text:p>
          </table:table-cell>
          <table:table-cell table:style-name="ce1" office:value-type="float" office:value="96.46">
            <text:p>96,46</text:p>
          </table:table-cell>
          <table:table-cell table:style-name="ce1" office:value-type="float" office:value="-1230">
            <text:p>-1230</text:p>
          </table:table-cell>
          <table:table-cell table:style-name="ce1" office:value-type="float" office:value="-36.5">
            <text:p>-36,5</text:p>
          </table:table-cell>
          <table:table-cell table:style-name="ce1" office:value-type="float" office:value="-9.3">
            <text:p>-9,3</text:p>
          </table:table-cell>
        </table:table-row>
        <table:table-row table:style-name="ro1">
          <table:table-cell table:style-name="ce1" office:value-type="string">
            <text:p>ALCOA FRANCE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10346">
            <text:p>10346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ALCOA FRANCE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ALCOA FRANCE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ALCOA FRANCE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ALCOA FRANCE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ANTAVIA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8727">
            <text:p>8727</text:p>
          </table:table-cell>
          <table:table-cell table:style-name="ce1" office:value-type="float" office:value="1089">
            <text:p>108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2020">
            <text:p>2020</text:p>
          </table:table-cell>
          <table:table-cell table:style-name="ce1" office:value-type="float" office:value="23.15">
            <text:p>23,15</text:p>
          </table:table-cell>
          <table:table-cell table:style-name="ce1" office:value-type="float" office:value="63.46">
            <text:p>63,46</text:p>
          </table:table-cell>
          <table:table-cell table:style-name="ce1" office:value-type="float" office:value="1780">
            <text:p>178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ANTAVIA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10550">
            <text:p>10550</text:p>
          </table:table-cell>
          <table:table-cell table:style-name="ce1" office:value-type="float" office:value="1172">
            <text:p>1172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1590">
            <text:p>1590</text:p>
          </table:table-cell>
          <table:table-cell table:style-name="ce1" office:value-type="float" office:value="15.07">
            <text:p>15,07</text:p>
          </table:table-cell>
          <table:table-cell table:style-name="ce1" office:value-type="float" office:value="63.12">
            <text:p>63,12</text:p>
          </table:table-cell>
          <table:table-cell table:style-name="ce1" office:value-type="float" office:value="2110">
            <text:p>2110</text:p>
          </table:table-cell>
          <table:table-cell table:style-name="ce1" office:value-type="float" office:value="20.9">
            <text:p>20,9</text:p>
          </table:table-cell>
          <table:table-cell table:style-name="ce1"/>
        </table:table-row>
        <table:table-row table:style-name="ro1">
          <table:table-cell table:style-name="ce1" office:value-type="string">
            <text:p>ANTAVIA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10919">
            <text:p>10919</text:p>
          </table:table-cell>
          <table:table-cell table:style-name="ce1" office:value-type="float" office:value="1019">
            <text:p>1019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1820">
            <text:p>1820</text:p>
          </table:table-cell>
          <table:table-cell table:style-name="ce1" office:value-type="float" office:value="16.67">
            <text:p>16,67</text:p>
          </table:table-cell>
          <table:table-cell table:style-name="ce1" office:value-type="float" office:value="59.02">
            <text:p>59,02</text:p>
          </table:table-cell>
          <table:table-cell table:style-name="ce1" office:value-type="float" office:value="1750">
            <text:p>1750</text:p>
          </table:table-cell>
          <table:table-cell table:style-name="ce1" office:value-type="float" office:value="3.5">
            <text:p>3,5</text:p>
          </table:table-cell>
          <table:table-cell table:style-name="ce1"/>
        </table:table-row>
        <table:table-row table:style-name="ro1">
          <table:table-cell table:style-name="ce1" office:value-type="string">
            <text:p>ANTAVIA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10000">
            <text:p>1000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ANTAVIA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ANTAVIA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ANTAVIA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ANTAVIA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APEM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20965">
            <text:p>20965</text:p>
          </table:table-cell>
          <table:table-cell table:style-name="ce1" office:value-type="float" office:value="7893">
            <text:p>7893</text:p>
          </table:table-cell>
          <table:table-cell table:style-name="ce1" office:value-type="float" office:value="299">
            <text:p>299</text:p>
          </table:table-cell>
          <table:table-cell table:style-name="ce1" office:value-type="float" office:value="10223">
            <text:p>10223</text:p>
          </table:table-cell>
          <table:table-cell table:style-name="ce1" office:value-type="float" office:value="11300">
            <text:p>11300</text:p>
          </table:table-cell>
          <table:table-cell table:style-name="ce1" office:value-type="float" office:value="53.9">
            <text:p>53,9</text:p>
          </table:table-cell>
          <table:table-cell table:style-name="ce1" office:value-type="float" office:value="54.85">
            <text:p>54,85</text:p>
          </table:table-cell>
          <table:table-cell table:style-name="ce1" office:value-type="float" office:value="2200">
            <text:p>220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APEM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43091">
            <text:p>43091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311">
            <text:p>311</text:p>
          </table:table-cell>
          <table:table-cell table:style-name="ce1" office:value-type="float" office:value="10223">
            <text:p>10223</text:p>
          </table:table-cell>
          <table:table-cell table:style-name="ce1" office:value-type="float" office:value="36400">
            <text:p>36400</text:p>
          </table:table-cell>
          <table:table-cell table:style-name="ce1" office:value-type="float" office:value="84.47">
            <text:p>84,47</text:p>
          </table:table-cell>
          <table:table-cell table:style-name="ce1" office:value-type="float" office:value="61.52">
            <text:p>61,52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105.54">
            <text:p>105,54</text:p>
          </table:table-cell>
          <table:table-cell table:style-name="ce1" office:value-type="float" office:value="4.01">
            <text:p>4,01</text:p>
          </table:table-cell>
        </table:table-row>
        <table:table-row table:style-name="ro1">
          <table:table-cell table:style-name="ce1" office:value-type="string">
            <text:p>APEM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35154">
            <text:p>35154</text:p>
          </table:table-cell>
          <table:table-cell table:style-name="ce1" office:value-type="float" office:value="-505">
            <text:p>-505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10223">
            <text:p>10223</text:p>
          </table:table-cell>
          <table:table-cell table:style-name="ce1" office:value-type="float" office:value="32600">
            <text:p>32600</text:p>
          </table:table-cell>
          <table:table-cell table:style-name="ce1" office:value-type="float" office:value="92.74">
            <text:p>92,74</text:p>
          </table:table-cell>
          <table:table-cell table:style-name="ce1" office:value-type="float" office:value="63.29">
            <text:p>63,29</text:p>
          </table:table-cell>
          <table:table-cell table:style-name="ce1" office:value-type="float" office:value="3200">
            <text:p>3200</text:p>
          </table:table-cell>
          <table:table-cell table:style-name="ce1" office:value-type="float" office:value="-18.42">
            <text:p>-18,42</text:p>
          </table:table-cell>
          <table:table-cell table:style-name="ce1" office:value-type="float" office:value="3.54">
            <text:p>3,54</text:p>
          </table:table-cell>
        </table:table-row>
        <table:table-row table:style-name="ro1">
          <table:table-cell table:style-name="ce1" office:value-type="string">
            <text:p>APEM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34434">
            <text:p>34434</text:p>
          </table:table-cell>
          <table:table-cell table:style-name="ce1" office:value-type="float" office:value="2666">
            <text:p>2666</text:p>
          </table:table-cell>
          <table:table-cell table:style-name="ce1" office:value-type="float" office:value="313">
            <text:p>313</text:p>
          </table:table-cell>
          <table:table-cell table:style-name="ce1" office:value-type="float" office:value="10223">
            <text:p>10223</text:p>
          </table:table-cell>
          <table:table-cell table:style-name="ce1" office:value-type="float" office:value="32100">
            <text:p>32100</text:p>
          </table:table-cell>
          <table:table-cell table:style-name="ce1" office:value-type="float" office:value="110.65">
            <text:p>110,65</text:p>
          </table:table-cell>
          <table:table-cell table:style-name="ce1" office:value-type="float" office:value="61.75">
            <text:p>61,75</text:p>
          </table:table-cell>
          <table:table-cell table:style-name="ce1" office:value-type="float" office:value="3300">
            <text:p>3300</text:p>
          </table:table-cell>
          <table:table-cell table:style-name="ce1" office:value-type="float" office:value="-2.33">
            <text:p>-2,33</text:p>
          </table:table-cell>
          <table:table-cell table:style-name="ce1" office:value-type="float" office:value="-3.42">
            <text:p>-3,42</text:p>
          </table:table-cell>
        </table:table-row>
        <table:table-row table:style-name="ro1">
          <table:table-cell table:style-name="ce1" office:value-type="string">
            <text:p>APEM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APEM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APEM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APEM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ARMATURES D'AQUITAINE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39935">
            <text:p>39935</text:p>
          </table:table-cell>
          <table:table-cell table:style-name="ce1" office:value-type="float" office:value="331">
            <text:p>331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1275">
            <text:p>1275</text:p>
          </table:table-cell>
          <table:table-cell table:style-name="ce1" office:value-type="float" office:value="7690">
            <text:p>7690</text:p>
          </table:table-cell>
          <table:table-cell table:style-name="ce1" office:value-type="float" office:value="19.26">
            <text:p>19,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50">
            <text:p>145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ARMATURES D'AQUITAINE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42362">
            <text:p>42362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1275">
            <text:p>1275</text:p>
          </table:table-cell>
          <table:table-cell table:style-name="ce1" office:value-type="float" office:value="9240">
            <text:p>9240</text:p>
          </table:table-cell>
          <table:table-cell table:style-name="ce1" office:value-type="float" office:value="21.81">
            <text:p>21,81</text:p>
          </table:table-cell>
          <table:table-cell table:style-name="ce1" office:value-type="float" office:value="0.09">
            <text:p>0,09</text:p>
          </table:table-cell>
          <table:table-cell table:style-name="ce1" office:value-type="float" office:value="1100">
            <text:p>1100</text:p>
          </table:table-cell>
          <table:table-cell table:style-name="ce1" office:value-type="float" office:value="6.08">
            <text:p>6,08</text:p>
          </table:table-cell>
          <table:table-cell table:style-name="ce1" office:value-type="float" office:value="13.51">
            <text:p>13,51</text:p>
          </table:table-cell>
        </table:table-row>
        <table:table-row table:style-name="ro1">
          <table:table-cell table:style-name="ce1" office:value-type="string">
            <text:p>ARMATURES D'AQUITAINE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3859">
            <text:p>23859</text:p>
          </table:table-cell>
          <table:table-cell table:style-name="ce1" office:value-type="float" office:value="-111">
            <text:p>-111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1275">
            <text:p>1275</text:p>
          </table:table-cell>
          <table:table-cell table:style-name="ce1" office:value-type="float" office:value="8130">
            <text:p>8130</text:p>
          </table:table-cell>
          <table:table-cell table:style-name="ce1" office:value-type="float" office:value="34.08">
            <text:p>34,0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-56.32">
            <text:p>-56,3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ARMATURES D'AQUITAINE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1275">
            <text:p>1275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ARMATURES D'AQUITAINE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ARMATURES D'AQUITAINE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ARMATURES D'AQUITAINE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ARMATURES D'AQUITAINE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AUGUSTE REY SAS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4763">
            <text:p>4763</text:p>
          </table:table-cell>
          <table:table-cell table:style-name="ce1" office:value-type="float" office:value="145">
            <text:p>145</text:p>
          </table:table-cell>
          <table:table-cell table:number-columns-repeated="2" table:style-name="ce1" office:value-type="float" office:value="37">
            <text:p>37</text:p>
          </table:table-cell>
          <table:table-cell table:style-name="ce1" office:value-type="float" office:value="666">
            <text:p>666</text:p>
          </table:table-cell>
          <table:table-cell table:style-name="ce1" office:value-type="float" office:value="14.28">
            <text:p>14,28</text:p>
          </table:table-cell>
          <table:table-cell table:style-name="ce1" office:value-type="float" office:value="0.09">
            <text:p>0,09</text:p>
          </table:table-cell>
          <table:table-cell table:style-name="ce1" office:value-type="float" office:value="260">
            <text:p>26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AUGUSTE REY SAS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4600">
            <text:p>4600</text:p>
          </table:table-cell>
          <table:table-cell table:style-name="ce1" office:value-type="float" office:value="-29">
            <text:p>-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036">
            <text:p>1036</text:p>
          </table:table-cell>
          <table:table-cell table:style-name="ce1" office:value-type="float" office:value="25.52">
            <text:p>25,52</text:p>
          </table:table-cell>
          <table:table-cell table:style-name="ce1" office:value-type="float" office:value="0.07">
            <text:p>0,07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-3.42">
            <text:p>-3,42</text:p>
          </table:table-cell>
          <table:table-cell table:style-name="ce1" office:value-type="float" office:value="-49.95">
            <text:p>-49,95</text:p>
          </table:table-cell>
        </table:table-row>
        <table:table-row table:style-name="ro1">
          <table:table-cell table:style-name="ce1" office:value-type="string">
            <text:p>AUGUSTE REY SAS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5596">
            <text:p>5596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097">
            <text:p>1097</text:p>
          </table:table-cell>
          <table:table-cell table:style-name="ce1" office:value-type="float" office:value="19.6">
            <text:p>19,6</text:p>
          </table:table-cell>
          <table:table-cell table:style-name="ce1" office:value-type="float" office:value="0.02">
            <text:p>0,02</text:p>
          </table:table-cell>
          <table:table-cell table:style-name="ce1" office:value-type="float" office:value="441">
            <text:p>441</text:p>
          </table:table-cell>
          <table:table-cell table:style-name="ce1" office:value-type="float" office:value="21.65">
            <text:p>21,65</text:p>
          </table:table-cell>
          <table:table-cell table:style-name="ce1" office:value-type="float" office:value="-15">
            <text:p>-15</text:p>
          </table:table-cell>
        </table:table-row>
        <table:table-row table:style-name="ro1">
          <table:table-cell table:style-name="ce1" office:value-type="string">
            <text:p>AUGUSTE REY SAS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4227">
            <text:p>4227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913">
            <text:p>913</text:p>
          </table:table-cell>
          <table:table-cell table:style-name="ce1" office:value-type="float" office:value="21.6">
            <text:p>21,6</text:p>
          </table:table-cell>
          <table:table-cell table:style-name="ce1" office:value-type="float" office:value="0.09">
            <text:p>0,09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-24.5">
            <text:p>-24,5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AUGUSTE REY SAS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AUGUSTE REY SAS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AUGUSTE REY SAS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AUGUSTE REY SAS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AYMARD SAS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5178">
            <text:p>5178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357">
            <text:p>1357</text:p>
          </table:table-cell>
          <table:table-cell table:style-name="ce1" office:value-type="float" office:value="26.21">
            <text:p>26,21</text:p>
          </table:table-cell>
          <table:table-cell table:style-name="ce1" office:value-type="float" office:value="2.9">
            <text:p>2,9</text:p>
          </table:table-cell>
          <table:table-cell table:style-name="ce1" office:value-type="float" office:value="155">
            <text:p>155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AYMARD SAS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5257">
            <text:p>525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985">
            <text:p>1985</text:p>
          </table:table-cell>
          <table:table-cell table:style-name="ce1" office:value-type="float" office:value="37.76">
            <text:p>37,76</text:p>
          </table:table-cell>
          <table:table-cell table:style-name="ce1" office:value-type="float" office:value="1.78">
            <text:p>1,78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1.53">
            <text:p>1,53</text:p>
          </table:table-cell>
          <table:table-cell table:style-name="ce1" office:value-type="float" office:value="8.33">
            <text:p>8,33</text:p>
          </table:table-cell>
        </table:table-row>
        <table:table-row table:style-name="ro1">
          <table:table-cell table:style-name="ce1" office:value-type="string">
            <text:p>AYMARD SAS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6289">
            <text:p>628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510">
            <text:p>2510</text:p>
          </table:table-cell>
          <table:table-cell table:style-name="ce1" office:value-type="float" office:value="39.91">
            <text:p>39,91</text:p>
          </table:table-cell>
          <table:table-cell table:style-name="ce1" office:value-type="float" office:value="1.28">
            <text:p>1,28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9.63">
            <text:p>19,63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AYMARD SAS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200">
            <text:p>20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AYMARD SAS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AYMARD SAS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AYMARD SAS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AYMARD SAS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BLUE WHALE SA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120432">
            <text:p>120432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400">
            <text:p>1400</text:p>
          </table:table-cell>
          <table:table-cell table:style-name="ce1" office:value-type="float" office:value="11212">
            <text:p>11212</text:p>
          </table:table-cell>
          <table:table-cell table:style-name="ce1" office:value-type="float" office:value="9.31">
            <text:p>9,31</text:p>
          </table:table-cell>
          <table:table-cell table:style-name="ce1" office:value-type="float" office:value="68.52">
            <text:p>68,52</text:p>
          </table:table-cell>
          <table:table-cell table:style-name="ce1" office:value-type="float" office:value="870">
            <text:p>87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BLUE WHALE SA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146174">
            <text:p>146174</text:p>
          </table:table-cell>
          <table:table-cell table:style-name="ce1" office:value-type="float" office:value="1427">
            <text:p>1427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400">
            <text:p>1400</text:p>
          </table:table-cell>
          <table:table-cell table:style-name="ce1" office:value-type="float" office:value="14670">
            <text:p>14670</text:p>
          </table:table-cell>
          <table:table-cell table:style-name="ce1" office:value-type="float" office:value="10.04">
            <text:p>10,04</text:p>
          </table:table-cell>
          <table:table-cell table:style-name="ce1" office:value-type="float" office:value="70.72">
            <text:p>70,72</text:p>
          </table:table-cell>
          <table:table-cell table:style-name="ce1" office:value-type="float" office:value="2840">
            <text:p>2840</text:p>
          </table:table-cell>
          <table:table-cell table:style-name="ce1" office:value-type="float" office:value="21.37">
            <text:p>21,37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BLUE WHALE SA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141174">
            <text:p>141174</text:p>
          </table:table-cell>
          <table:table-cell table:style-name="ce1" office:value-type="float" office:value="650">
            <text:p>650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400">
            <text:p>1400</text:p>
          </table:table-cell>
          <table:table-cell table:style-name="ce1" office:value-type="float" office:value="15391">
            <text:p>15391</text:p>
          </table:table-cell>
          <table:table-cell table:style-name="ce1" office:value-type="float" office:value="10.91">
            <text:p>10,91</text:p>
          </table:table-cell>
          <table:table-cell table:style-name="ce1" office:value-type="float" office:value="68.16">
            <text:p>68,16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-3.42">
            <text:p>-3,4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BLUE WHALE SA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48906">
            <text:p>48906</text:p>
          </table:table-cell>
          <table:table-cell table:style-name="ce1" office:value-type="float" office:value="412">
            <text:p>41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400">
            <text:p>1400</text:p>
          </table:table-cell>
          <table:table-cell table:style-name="ce1" office:value-type="float" office:value="20160">
            <text:p>20160</text:p>
          </table:table-cell>
          <table:table-cell table:style-name="ce1" office:value-type="float" office:value="41.22">
            <text:p>41,22</text:p>
          </table:table-cell>
          <table:table-cell table:style-name="ce1" office:value-type="float" office:value="65.52">
            <text:p>65,52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-65.35">
            <text:p>-65,35</text:p>
          </table:table-cell>
          <table:table-cell table:style-name="ce1" office:value-type="float" office:value="13.04">
            <text:p>13,04</text:p>
          </table:table-cell>
        </table:table-row>
        <table:table-row table:style-name="ro1">
          <table:table-cell table:style-name="ce1" office:value-type="string">
            <text:p>BLUE WHALE SA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BLUE WHALE SA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BLUE WHALE SA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BLUE WHALE SA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BOURDARIOS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109772">
            <text:p>109772</text:p>
          </table:table-cell>
          <table:table-cell table:style-name="ce1" office:value-type="float" office:value="4007">
            <text:p>4007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050">
            <text:p>1050</text:p>
          </table:table-cell>
          <table:table-cell table:style-name="ce1" office:value-type="float" office:value="46317">
            <text:p>46317</text:p>
          </table:table-cell>
          <table:table-cell table:style-name="ce1" office:value-type="float" office:value="42.19">
            <text:p>42,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100">
            <text:p>910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BOURDARIOS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115967">
            <text:p>115967</text:p>
          </table:table-cell>
          <table:table-cell table:style-name="ce1" office:value-type="float" office:value="2758">
            <text:p>275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1050">
            <text:p>1050</text:p>
          </table:table-cell>
          <table:table-cell table:style-name="ce1" office:value-type="float" office:value="50672">
            <text:p>50672</text:p>
          </table:table-cell>
          <table:table-cell table:style-name="ce1" office:value-type="float" office:value="43.7">
            <text:p>43,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500">
            <text:p>6500</text:p>
          </table:table-cell>
          <table:table-cell table:style-name="ce1" office:value-type="float" office:value="5.64">
            <text:p>5,64</text:p>
          </table:table-cell>
          <table:table-cell table:style-name="ce1" office:value-type="float" office:value="9.1">
            <text:p>9,1</text:p>
          </table:table-cell>
        </table:table-row>
        <table:table-row table:style-name="ro1">
          <table:table-cell table:style-name="ce1" office:value-type="string">
            <text:p>BOURDARIOS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106161">
            <text:p>106161</text:p>
          </table:table-cell>
          <table:table-cell table:style-name="ce1" office:value-type="float" office:value="3116">
            <text:p>3116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1050">
            <text:p>1050</text:p>
          </table:table-cell>
          <table:table-cell table:style-name="ce1" office:value-type="float" office:value="51500">
            <text:p>51500</text:p>
          </table:table-cell>
          <table:table-cell table:style-name="ce1" office:value-type="float" office:value="48.51">
            <text:p>48,5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500">
            <text:p>4500</text:p>
          </table:table-cell>
          <table:table-cell table:style-name="ce1" office:value-type="float" office:value="-8.45">
            <text:p>-8,45</text:p>
          </table:table-cell>
          <table:table-cell table:style-name="ce1" office:value-type="float" office:value="6.25">
            <text:p>6,25</text:p>
          </table:table-cell>
        </table:table-row>
        <table:table-row table:style-name="ro1">
          <table:table-cell table:style-name="ce1" office:value-type="string">
            <text:p>BOURDARIOS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1050">
            <text:p>105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BOURDARIOS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3"/>
          <table:table-cell table:style-name="ce1" office:value-type="float" office:value="1050">
            <text:p>105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BOURDARIOS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3"/>
          <table:table-cell table:style-name="ce1" office:value-type="float" office:value="1050">
            <text:p>105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BOURDARIOS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3"/>
          <table:table-cell table:style-name="ce1" office:value-type="float" office:value="1050">
            <text:p>105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BOURDARIOS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3"/>
          <table:table-cell table:style-name="ce1" office:value-type="float" office:value="1050">
            <text:p>105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BOYER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46849">
            <text:p>46849</text:p>
          </table:table-cell>
          <table:table-cell table:style-name="ce1" office:value-type="float" office:value="559">
            <text:p>559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200">
            <text:p>4200</text:p>
          </table:table-cell>
          <table:table-cell table:style-name="ce1" office:value-type="float" office:value="12750">
            <text:p>12750</text:p>
          </table:table-cell>
          <table:table-cell table:style-name="ce1" office:value-type="float" office:value="27.21">
            <text:p>27,21</text:p>
          </table:table-cell>
          <table:table-cell table:style-name="ce1" office:value-type="float" office:value="25.95">
            <text:p>25,95</text:p>
          </table:table-cell>
          <table:table-cell table:style-name="ce1" office:value-type="float" office:value="1380">
            <text:p>138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BOYER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48717">
            <text:p>48717</text:p>
          </table:table-cell>
          <table:table-cell table:style-name="ce1" office:value-type="float" office:value="914">
            <text:p>914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4200">
            <text:p>4200</text:p>
          </table:table-cell>
          <table:table-cell table:style-name="ce1" office:value-type="float" office:value="11700">
            <text:p>11700</text:p>
          </table:table-cell>
          <table:table-cell table:style-name="ce1" office:value-type="float" office:value="24.02">
            <text:p>24,02</text:p>
          </table:table-cell>
          <table:table-cell table:style-name="ce1" office:value-type="float" office:value="30.82">
            <text:p>30,82</text:p>
          </table:table-cell>
          <table:table-cell table:style-name="ce1" office:value-type="float" office:value="2160">
            <text:p>216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-18.19">
            <text:p>-18,19</text:p>
          </table:table-cell>
        </table:table-row>
        <table:table-row table:style-name="ro1">
          <table:table-cell table:style-name="ce1" office:value-type="string">
            <text:p>BOYER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48800">
            <text:p>48800</text:p>
          </table:table-cell>
          <table:table-cell table:style-name="ce1" office:value-type="float" office:value="1329">
            <text:p>132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4200">
            <text:p>4200</text:p>
          </table:table-cell>
          <table:table-cell table:style-name="ce1" office:value-type="float" office:value="9450">
            <text:p>9450</text:p>
          </table:table-cell>
          <table:table-cell table:style-name="ce1" office:value-type="float" office:value="19.36">
            <text:p>19,36</text:p>
          </table:table-cell>
          <table:table-cell table:style-name="ce1" office:value-type="float" office:value="34.01">
            <text:p>34,01</text:p>
          </table:table-cell>
          <table:table-cell table:style-name="ce1" office:value-type="float" office:value="3280">
            <text:p>3280</text:p>
          </table:table-cell>
          <table:table-cell table:style-name="ce1" office:value-type="float" office:value="0.17">
            <text:p>0,17</text:p>
          </table:table-cell>
          <table:table-cell table:style-name="ce1" office:value-type="float" office:value="-2.78">
            <text:p>-2,78</text:p>
          </table:table-cell>
        </table:table-row>
        <table:table-row table:style-name="ro1">
          <table:table-cell table:style-name="ce1" office:value-type="string">
            <text:p>BOYER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4200">
            <text:p>420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BOYER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BOYER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BOYER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BOYER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CARTONNAGES DE L'AGENAIS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3636">
            <text:p>3636</text:p>
          </table:table-cell>
          <table:table-cell table:style-name="ce1" office:value-type="float" office:value="235">
            <text:p>23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788">
            <text:p>788</text:p>
          </table:table-cell>
          <table:table-cell table:style-name="ce1" office:value-type="float" office:value="21.67">
            <text:p>21,6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29">
            <text:p>429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CARTONNAGES DE L'AGENAIS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3615">
            <text:p>3615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741">
            <text:p>741</text:p>
          </table:table-cell>
          <table:table-cell table:style-name="ce1" office:value-type="float" office:value="20.5">
            <text:p>20,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-0.58">
            <text:p>-0,58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ARTONNAGES DE L'AGENAIS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3022">
            <text:p>3022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533">
            <text:p>533</text:p>
          </table:table-cell>
          <table:table-cell table:style-name="ce1" office:value-type="float" office:value="17.64">
            <text:p>17,6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-16.4">
            <text:p>-16,4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ARTONNAGES DE L'AGENAIS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212">
            <text:p>212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CARTONNAGES DE L'AGENAIS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CARTONNAGES DE L'AGENAIS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CARTONNAGES DE L'AGENAIS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CARTONNAGES DE L'AGENAIS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CAUSSADE SEMENCES</text:p>
          </table:table-cell>
          <table:table-cell table:style-name="ce1" office:value-type="float" office:value="2007">
            <text:p>2007</text:p>
          </table:table-cell>
          <table:table-cell table:style-name="ce1" table:number-columns-repeated="2"/>
          <table:table-cell table:style-name="ce1" office:value-type="float" office:value="211">
            <text:p>211</text:p>
          </table:table-cell>
          <table:table-cell table:style-name="ce1" office:value-type="float" office:value="10000">
            <text:p>1000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CAUSSADE SEMENCES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88366">
            <text:p>88366</text:p>
          </table:table-cell>
          <table:table-cell table:style-name="ce1" office:value-type="float" office:value="4136">
            <text:p>4136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40200">
            <text:p>40200</text:p>
          </table:table-cell>
          <table:table-cell table:style-name="ce1" office:value-type="float" office:value="45.5">
            <text:p>45,5</text:p>
          </table:table-cell>
          <table:table-cell table:style-name="ce1" office:value-type="float" office:value="31.54">
            <text:p>31,54</text:p>
          </table:table-cell>
          <table:table-cell table:style-name="ce1" office:value-type="float" office:value="14800">
            <text:p>14800</text:p>
          </table:table-cell>
          <table:table-cell table:style-name="ce1"/>
          <table:table-cell table:style-name="ce1" office:value-type="float" office:value="-2.43">
            <text:p>-2,43</text:p>
          </table:table-cell>
        </table:table-row>
        <table:table-row table:style-name="ro1">
          <table:table-cell table:style-name="ce1" office:value-type="string">
            <text:p>CAUSSADE SEMENCES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90196">
            <text:p>90196</text:p>
          </table:table-cell>
          <table:table-cell table:style-name="ce1" office:value-type="float" office:value="3909">
            <text:p>3909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40400">
            <text:p>40400</text:p>
          </table:table-cell>
          <table:table-cell table:style-name="ce1" office:value-type="float" office:value="44.79">
            <text:p>44,79</text:p>
          </table:table-cell>
          <table:table-cell table:style-name="ce1" office:value-type="float" office:value="26.68">
            <text:p>26,68</text:p>
          </table:table-cell>
          <table:table-cell table:style-name="ce1" office:value-type="float" office:value="9400">
            <text:p>9400</text:p>
          </table:table-cell>
          <table:table-cell table:style-name="ce1" office:value-type="float" office:value="2.1">
            <text:p>2,1</text:p>
          </table:table-cell>
          <table:table-cell table:style-name="ce1" office:value-type="float" office:value="6.31">
            <text:p>6,31</text:p>
          </table:table-cell>
        </table:table-row>
        <table:table-row table:style-name="ro1">
          <table:table-cell table:style-name="ce1" office:value-type="string">
            <text:p>CAUSSADE SEMENCES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92468">
            <text:p>92468</text:p>
          </table:table-cell>
          <table:table-cell table:style-name="ce1" office:value-type="float" office:value="4370">
            <text:p>4370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62200">
            <text:p>62200</text:p>
          </table:table-cell>
          <table:table-cell table:style-name="ce1" office:value-type="float" office:value="66.91">
            <text:p>66,91</text:p>
          </table:table-cell>
          <table:table-cell table:style-name="ce1" office:value-type="float" office:value="35.81">
            <text:p>35,81</text:p>
          </table:table-cell>
          <table:table-cell table:style-name="ce1" office:value-type="float" office:value="4100">
            <text:p>4100</text:p>
          </table:table-cell>
          <table:table-cell table:style-name="ce1" office:value-type="float" office:value="-1.3">
            <text:p>-1,3</text:p>
          </table:table-cell>
          <table:table-cell table:style-name="ce1" office:value-type="float" office:value="8.42">
            <text:p>8,42</text:p>
          </table:table-cell>
        </table:table-row>
        <table:table-row table:style-name="ro1">
          <table:table-cell table:style-name="ce1" office:value-type="string">
            <text:p>CAUSSADE SEMENCES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CAUSSADE SEMENCES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CAUSSADE SEMENCES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CAUSSADE SEMENCES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CELSO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6286">
            <text:p>6286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2680">
            <text:p>2680</text:p>
          </table:table-cell>
          <table:table-cell table:style-name="ce1" office:value-type="float" office:value="42.63">
            <text:p>42,6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20">
            <text:p>52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CELSO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6200">
            <text:p>6200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2200">
            <text:p>2200</text:p>
          </table:table-cell>
          <table:table-cell table:style-name="ce1" office:value-type="float" office:value="35.48">
            <text:p>35,48</text:p>
          </table:table-cell>
          <table:table-cell table:style-name="ce1" office:value-type="float" office:value="3.56">
            <text:p>3,56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-0.01">
            <text:p>-0,0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ELSO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5800">
            <text:p>5800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34.66">
            <text:p>34,66</text:p>
          </table:table-cell>
          <table:table-cell table:style-name="ce1" office:value-type="float" office:value="3.29">
            <text:p>3,29</text:p>
          </table:table-cell>
          <table:table-cell table:style-name="ce1" office:value-type="float" office:value="333">
            <text:p>333</text:p>
          </table:table-cell>
          <table:table-cell table:style-name="ce1" office:value-type="float" office:value="-6.45">
            <text:p>-6,45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ELSO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600">
            <text:p>60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CELSO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CELSO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CELSO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CELSO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CODEVIA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44080">
            <text:p>44080</text:p>
          </table:table-cell>
          <table:table-cell table:style-name="ce1" office:value-type="float" office:value="-956">
            <text:p>-956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3930">
            <text:p>3930</text:p>
          </table:table-cell>
          <table:table-cell table:style-name="ce1" office:value-type="float" office:value="7148">
            <text:p>7148</text:p>
          </table:table-cell>
          <table:table-cell table:style-name="ce1" office:value-type="float" office:value="16.22">
            <text:p>16,22</text:p>
          </table:table-cell>
          <table:table-cell table:style-name="ce1" office:value-type="float" office:value="4.49">
            <text:p>4,49</text:p>
          </table:table-cell>
          <table:table-cell table:style-name="ce1" office:value-type="float" office:value="-2260">
            <text:p>-226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CODEVIA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47239">
            <text:p>4723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3930">
            <text:p>3930</text:p>
          </table:table-cell>
          <table:table-cell table:style-name="ce1" office:value-type="float" office:value="6420">
            <text:p>6420</text:p>
          </table:table-cell>
          <table:table-cell table:style-name="ce1" office:value-type="float" office:value="13.59">
            <text:p>13,59</text:p>
          </table:table-cell>
          <table:table-cell table:style-name="ce1" office:value-type="float" office:value="4.25">
            <text:p>4,25</text:p>
          </table:table-cell>
          <table:table-cell table:style-name="ce1" office:value-type="float" office:value="-990">
            <text:p>-990</text:p>
          </table:table-cell>
          <table:table-cell table:style-name="ce1" office:value-type="float" office:value="7.17">
            <text:p>7,17</text:p>
          </table:table-cell>
          <table:table-cell table:style-name="ce1" office:value-type="float" office:value="-19.82">
            <text:p>-19,82</text:p>
          </table:table-cell>
        </table:table-row>
        <table:table-row table:style-name="ro1">
          <table:table-cell table:style-name="ce1" office:value-type="string">
            <text:p>CODEVIA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46596">
            <text:p>46596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3930">
            <text:p>3930</text:p>
          </table:table-cell>
          <table:table-cell table:style-name="ce1" office:value-type="float" office:value="5790">
            <text:p>5790</text:p>
          </table:table-cell>
          <table:table-cell table:style-name="ce1" office:value-type="float" office:value="12.43">
            <text:p>12,43</text:p>
          </table:table-cell>
          <table:table-cell table:style-name="ce1" office:value-type="float" office:value="2.81">
            <text:p>2,81</text:p>
          </table:table-cell>
          <table:table-cell table:style-name="ce1" office:value-type="float" office:value="-190">
            <text:p>-190</text:p>
          </table:table-cell>
          <table:table-cell table:style-name="ce1" office:value-type="float" office:value="-1.35">
            <text:p>-1,35</text:p>
          </table:table-cell>
          <table:table-cell table:style-name="ce1" office:value-type="float" office:value="-21.92">
            <text:p>-21,92</text:p>
          </table:table-cell>
        </table:table-row>
        <table:table-row table:style-name="ro1">
          <table:table-cell table:style-name="ce1" office:value-type="string">
            <text:p>CODEVIA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3930">
            <text:p>393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CODEVIA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CODEVIA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CODEVIA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CODEVIA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CONSERVERIE LARROQUE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3456">
            <text:p>345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505">
            <text:p>505</text:p>
          </table:table-cell>
          <table:table-cell table:style-name="ce1" office:value-type="float" office:value="14.61">
            <text:p>14,61</text:p>
          </table:table-cell>
          <table:table-cell table:style-name="ce1" office:value-type="float" office:value="0.09">
            <text:p>0,09</text:p>
          </table:table-cell>
          <table:table-cell table:style-name="ce1" office:value-type="float" office:value="112">
            <text:p>112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CONSERVERIE LARROQUE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3551">
            <text:p>3551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618">
            <text:p>618</text:p>
          </table:table-cell>
          <table:table-cell table:style-name="ce1" office:value-type="float" office:value="17.4">
            <text:p>17,4</text:p>
          </table:table-cell>
          <table:table-cell table:style-name="ce1" office:value-type="float" office:value="0.19">
            <text:p>0,19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2.75">
            <text:p>2,75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ONSERVERIE LARROQUE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3628">
            <text:p>3628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632">
            <text:p>632</text:p>
          </table:table-cell>
          <table:table-cell table:style-name="ce1" office:value-type="float" office:value="17.42">
            <text:p>17,42</text:p>
          </table:table-cell>
          <table:table-cell table:style-name="ce1" office:value-type="float" office:value="0.08">
            <text:p>0,08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2.17">
            <text:p>2,17</text:p>
          </table:table-cell>
          <table:table-cell table:style-name="ce1" office:value-type="float" office:value="-2.86">
            <text:p>-2,86</text:p>
          </table:table-cell>
        </table:table-row>
        <table:table-row table:style-name="ro1">
          <table:table-cell table:style-name="ce1" office:value-type="string">
            <text:p>CONSERVERIE LARROQUE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3738">
            <text:p>3738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1365">
            <text:p>1365</text:p>
          </table:table-cell>
          <table:table-cell table:style-name="ce1" office:value-type="float" office:value="36.52">
            <text:p>36,5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3.03">
            <text:p>3,03</text:p>
          </table:table-cell>
          <table:table-cell table:style-name="ce1" office:value-type="float" office:value="-2.94">
            <text:p>-2,94</text:p>
          </table:table-cell>
        </table:table-row>
        <table:table-row table:style-name="ro1">
          <table:table-cell table:style-name="ce1" office:value-type="string">
            <text:p>CONSERVERIE LARROQUE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CONSERVERIE LARROQUE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CONSERVERIE LARROQUE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CONSERVERIE LARROQUE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COOPEX APIFRUIT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3780">
            <text:p>378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77">
            <text:p>477</text:p>
          </table:table-cell>
          <table:table-cell table:style-name="ce1" office:value-type="float" office:value="1250">
            <text:p>1250</text:p>
          </table:table-cell>
          <table:table-cell table:style-name="ce1" office:value-type="float" office:value="33.07">
            <text:p>33,07</text:p>
          </table:table-cell>
          <table:table-cell table:style-name="ce1" office:value-type="float" office:value="2.11">
            <text:p>2,11</text:p>
          </table:table-cell>
          <table:table-cell table:style-name="ce1" office:value-type="float" office:value="560">
            <text:p>56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COOPEX APIFRUIT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3617">
            <text:p>3617</text:p>
          </table:table-cell>
          <table:table-cell table:style-name="ce1" office:value-type="float" office:value="232">
            <text:p>232</text:p>
          </table:table-cell>
          <table:table-cell table:style-name="ce1"/>
          <table:table-cell table:style-name="ce1" office:value-type="float" office:value="477">
            <text:p>477</text:p>
          </table:table-cell>
          <table:table-cell table:style-name="ce1" office:value-type="float" office:value="1070">
            <text:p>1070</text:p>
          </table:table-cell>
          <table:table-cell table:style-name="ce1" office:value-type="float" office:value="29.66">
            <text:p>29,66</text:p>
          </table:table-cell>
          <table:table-cell table:style-name="ce1" office:value-type="float" office:value="0.83">
            <text:p>0,83</text:p>
          </table:table-cell>
          <table:table-cell table:style-name="ce1" office:value-type="float" office:value="440">
            <text:p>44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COOPEX APIFRUIT</text:p>
          </table:table-cell>
          <table:table-cell table:style-name="ce1" office:value-type="float" office:value="2009">
            <text:p>2009</text:p>
          </table:table-cell>
          <table:table-cell table:style-name="ce1" table:number-columns-repeated="3"/>
          <table:table-cell table:style-name="ce1" office:value-type="float" office:value="477">
            <text:p>477</text:p>
          </table:table-cell>
          <table:table-cell table:style-name="ce1" table:number-columns-repeated="4"/>
          <table:table-cell table:style-name="ce1" office:value-type="float" office:value="-4.31">
            <text:p>-4,31</text:p>
          </table:table-cell>
          <table:table-cell table:style-name="ce1"/>
        </table:table-row>
        <table:table-row table:style-name="ro1">
          <table:table-cell table:style-name="ce1" office:value-type="string">
            <text:p>COOPEX APIFRUIT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477">
            <text:p>477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COOPEX APIFRUIT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COOPEX APIFRUIT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COOPEX APIFRUIT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COOPEX APIFRUIT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DEJEAN SERVIERES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23638">
            <text:p>23638</text:p>
          </table:table-cell>
          <table:table-cell table:style-name="ce1" office:value-type="float" office:value="699">
            <text:p>699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7970">
            <text:p>7970</text:p>
          </table:table-cell>
          <table:table-cell table:style-name="ce1" office:value-type="float" office:value="33.72">
            <text:p>33,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80">
            <text:p>168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DEJEAN SERVIERES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22094">
            <text:p>22094</text:p>
          </table:table-cell>
          <table:table-cell table:style-name="ce1" office:value-type="float" office:value="828">
            <text:p>828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7390">
            <text:p>7390</text:p>
          </table:table-cell>
          <table:table-cell table:style-name="ce1" office:value-type="float" office:value="33.4">
            <text:p>33,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50">
            <text:p>1750</text:p>
          </table:table-cell>
          <table:table-cell table:style-name="ce1" office:value-type="float" office:value="-6.53">
            <text:p>-6,53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DEJEAN SERVIERES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18111">
            <text:p>18111</text:p>
          </table:table-cell>
          <table:table-cell table:style-name="ce1" office:value-type="float" office:value="793">
            <text:p>793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5090">
            <text:p>5090</text:p>
          </table:table-cell>
          <table:table-cell table:style-name="ce1" office:value-type="float" office:value="28.1">
            <text:p>28,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50">
            <text:p>1850</text:p>
          </table:table-cell>
          <table:table-cell table:style-name="ce1" office:value-type="float" office:value="-18.02">
            <text:p>-18,02</text:p>
          </table:table-cell>
          <table:table-cell table:style-name="ce1" office:value-type="float" office:value="-11.48">
            <text:p>-11,48</text:p>
          </table:table-cell>
        </table:table-row>
        <table:table-row table:style-name="ro1">
          <table:table-cell table:style-name="ce1" office:value-type="string">
            <text:p>DEJEAN SERVIERES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500">
            <text:p>50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DEJEAN SERVIERES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DEJEAN SERVIERES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DEJEAN SERVIERES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DEJEAN SERVIERES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DRIMM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26561">
            <text:p>26561</text:p>
          </table:table-cell>
          <table:table-cell table:style-name="ce1" office:value-type="float" office:value="5220">
            <text:p>5220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3647">
            <text:p>13647</text:p>
          </table:table-cell>
          <table:table-cell table:style-name="ce1" office:value-type="float" office:value="51.38">
            <text:p>51,38</text:p>
          </table:table-cell>
          <table:table-cell table:style-name="ce1" office:value-type="float" office:value="0.38">
            <text:p>0,38</text:p>
          </table:table-cell>
          <table:table-cell table:style-name="ce1" office:value-type="float" office:value="11820">
            <text:p>1182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DRIMM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29980">
            <text:p>29980</text:p>
          </table:table-cell>
          <table:table-cell table:style-name="ce1" office:value-type="float" office:value="6072">
            <text:p>6072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6576">
            <text:p>16576</text:p>
          </table:table-cell>
          <table:table-cell table:style-name="ce1" office:value-type="float" office:value="55.3">
            <text:p>55,3</text:p>
          </table:table-cell>
          <table:table-cell table:style-name="ce1" office:value-type="float" office:value="0.68">
            <text:p>0,68</text:p>
          </table:table-cell>
          <table:table-cell table:style-name="ce1" office:value-type="float" office:value="14000">
            <text:p>14000</text:p>
          </table:table-cell>
          <table:table-cell table:style-name="ce1" office:value-type="float" office:value="12.87">
            <text:p>12,87</text:p>
          </table:table-cell>
          <table:table-cell table:style-name="ce1"/>
        </table:table-row>
        <table:table-row table:style-name="ro1">
          <table:table-cell table:style-name="ce1" office:value-type="string">
            <text:p>DRIMM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8376">
            <text:p>28376</text:p>
          </table:table-cell>
          <table:table-cell table:style-name="ce1" office:value-type="float" office:value="3860">
            <text:p>3860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4800">
            <text:p>14800</text:p>
          </table:table-cell>
          <table:table-cell table:style-name="ce1" office:value-type="float" office:value="52.16">
            <text:p>52,16</text:p>
          </table:table-cell>
          <table:table-cell table:style-name="ce1" office:value-type="float" office:value="0.35">
            <text:p>0,35</text:p>
          </table:table-cell>
          <table:table-cell table:style-name="ce1" office:value-type="float" office:value="12500">
            <text:p>12500</text:p>
          </table:table-cell>
          <table:table-cell table:style-name="ce1" office:value-type="float" office:value="-5.35">
            <text:p>-5,35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DRIMM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35159">
            <text:p>35159</text:p>
          </table:table-cell>
          <table:table-cell table:style-name="ce1" office:value-type="float" office:value="6341">
            <text:p>6341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6400">
            <text:p>16400</text:p>
          </table:table-cell>
          <table:table-cell table:style-name="ce1" office:value-type="float" office:value="46.64">
            <text:p>46,64</text:p>
          </table:table-cell>
          <table:table-cell table:style-name="ce1" office:value-type="float" office:value="0.28">
            <text:p>0,28</text:p>
          </table:table-cell>
          <table:table-cell table:style-name="ce1" office:value-type="float" office:value="16100">
            <text:p>16100</text:p>
          </table:table-cell>
          <table:table-cell table:style-name="ce1" office:value-type="float" office:value="23.9">
            <text:p>23,9</text:p>
          </table:table-cell>
          <table:table-cell table:style-name="ce1" office:value-type="float" office:value="22.11">
            <text:p>22,11</text:p>
          </table:table-cell>
        </table:table-row>
        <table:table-row table:style-name="ro1">
          <table:table-cell table:style-name="ce1" office:value-type="string">
            <text:p>DRIMM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DRIMM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DRIMM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DRIMM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FARELLA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6859">
            <text:p>6859</text:p>
          </table:table-cell>
          <table:table-cell table:style-name="ce1" office:value-type="float" office:value="989">
            <text:p>98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457">
            <text:p>457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43.74">
            <text:p>43,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50">
            <text:p>185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FARELLA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6922">
            <text:p>6922</text:p>
          </table:table-cell>
          <table:table-cell table:style-name="ce1" office:value-type="float" office:value="705">
            <text:p>70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57">
            <text:p>457</text:p>
          </table:table-cell>
          <table:table-cell table:style-name="ce1" office:value-type="float" office:value="3120">
            <text:p>3120</text:p>
          </table:table-cell>
          <table:table-cell table:style-name="ce1" office:value-type="float" office:value="44.07">
            <text:p>44,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00">
            <text:p>1500</text:p>
          </table:table-cell>
          <table:table-cell table:style-name="ce1" office:value-type="float" office:value="0.92">
            <text:p>0,92</text:p>
          </table:table-cell>
          <table:table-cell table:style-name="ce1" office:value-type="float" office:value="2.04">
            <text:p>2,04</text:p>
          </table:table-cell>
        </table:table-row>
        <table:table-row table:style-name="ro1">
          <table:table-cell table:style-name="ce1" office:value-type="string">
            <text:p>FARELLA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6491">
            <text:p>6491</text:p>
          </table:table-cell>
          <table:table-cell table:style-name="ce1" office:value-type="float" office:value="724">
            <text:p>724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457">
            <text:p>457</text:p>
          </table:table-cell>
          <table:table-cell table:style-name="ce1" office:value-type="float" office:value="2820">
            <text:p>2820</text:p>
          </table:table-cell>
          <table:table-cell table:style-name="ce1" office:value-type="float" office:value="43.44">
            <text:p>43,4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80">
            <text:p>1480</text:p>
          </table:table-cell>
          <table:table-cell table:style-name="ce1" office:value-type="float" office:value="-6.23">
            <text:p>-6,23</text:p>
          </table:table-cell>
          <table:table-cell table:style-name="ce1" office:value-type="float" office:value="-2">
            <text:p>-2</text:p>
          </table:table-cell>
        </table:table-row>
        <table:table-row table:style-name="ro1">
          <table:table-cell table:style-name="ce1" office:value-type="string">
            <text:p>FARELLA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457">
            <text:p>457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FARELLA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FARELLA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FARELLA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FARELLA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GAMM VERT SUD OUEST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28908">
            <text:p>28908</text:p>
          </table:table-cell>
          <table:table-cell table:style-name="ce1" office:value-type="float" office:value="-1082">
            <text:p>-108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12280">
            <text:p>12280</text:p>
          </table:table-cell>
          <table:table-cell table:style-name="ce1" office:value-type="float" office:value="42.48">
            <text:p>42,48</text:p>
          </table:table-cell>
          <table:table-cell table:style-name="ce1" office:value-type="float" office:value="3.54">
            <text:p>3,54</text:p>
          </table:table-cell>
          <table:table-cell table:style-name="ce1" office:value-type="float" office:value="-920">
            <text:p>-92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GAMM VERT SUD OUEST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33181">
            <text:p>33181</text:p>
          </table:table-cell>
          <table:table-cell table:style-name="ce1" office:value-type="float" office:value="502">
            <text:p>502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13470">
            <text:p>13470</text:p>
          </table:table-cell>
          <table:table-cell table:style-name="ce1" office:value-type="float" office:value="40.6">
            <text:p>40,6</text:p>
          </table:table-cell>
          <table:table-cell table:style-name="ce1" office:value-type="float" office:value="3.86">
            <text:p>3,86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14.78">
            <text:p>14,78</text:p>
          </table:table-cell>
          <table:table-cell table:style-name="ce1" office:value-type="float" office:value="27.22">
            <text:p>27,22</text:p>
          </table:table-cell>
        </table:table-row>
        <table:table-row table:style-name="ro1">
          <table:table-cell table:style-name="ce1" office:value-type="string">
            <text:p>GAMM VERT SUD OUEST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41506">
            <text:p>41506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15820">
            <text:p>15820</text:p>
          </table:table-cell>
          <table:table-cell table:style-name="ce1" office:value-type="float" office:value="38.11">
            <text:p>38,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25.08">
            <text:p>25,08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GAMM VERT SUD OUEST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46971">
            <text:p>46971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14260">
            <text:p>14260</text:p>
          </table:table-cell>
          <table:table-cell table:style-name="ce1" office:value-type="float" office:value="30.36">
            <text:p>30,3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13.1">
            <text:p>13,1</text:p>
          </table:table-cell>
          <table:table-cell table:style-name="ce1" office:value-type="float" office:value="14.29">
            <text:p>14,29</text:p>
          </table:table-cell>
        </table:table-row>
        <table:table-row table:style-name="ro1">
          <table:table-cell table:style-name="ce1" office:value-type="string">
            <text:p>GAMM VERT SUD OUEST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GAMM VERT SUD OUEST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GAMM VERT SUD OUEST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GAMM VERT SUD OUEST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GUIMA FRANCE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31684">
            <text:p>31684</text:p>
          </table:table-cell>
          <table:table-cell table:style-name="ce1" office:value-type="float" office:value="1109">
            <text:p>1109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12920">
            <text:p>12920</text:p>
          </table:table-cell>
          <table:table-cell table:style-name="ce1" office:value-type="float" office:value="40.78">
            <text:p>40,78</text:p>
          </table:table-cell>
          <table:table-cell table:style-name="ce1" office:value-type="float" office:value="9.25">
            <text:p>9,25</text:p>
          </table:table-cell>
          <table:table-cell table:style-name="ce1" office:value-type="float" office:value="1770">
            <text:p>177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GUIMA FRANCE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40288">
            <text:p>40288</text:p>
          </table:table-cell>
          <table:table-cell table:style-name="ce1" office:value-type="float" office:value="1302">
            <text:p>1302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14100">
            <text:p>1410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2.85">
            <text:p>12,85</text:p>
          </table:table-cell>
          <table:table-cell table:style-name="ce1" office:value-type="float" office:value="1590">
            <text:p>1590</text:p>
          </table:table-cell>
          <table:table-cell table:style-name="ce1" office:value-type="float" office:value="26.16">
            <text:p>26,16</text:p>
          </table:table-cell>
          <table:table-cell table:style-name="ce1" office:value-type="float" office:value="37.5">
            <text:p>37,5</text:p>
          </table:table-cell>
        </table:table-row>
        <table:table-row table:style-name="ro1">
          <table:table-cell table:style-name="ce1" office:value-type="string">
            <text:p>GUIMA FRANCE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7912">
            <text:p>27912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8700">
            <text:p>8700</text:p>
          </table:table-cell>
          <table:table-cell table:style-name="ce1" office:value-type="float" office:value="31.17">
            <text:p>31,17</text:p>
          </table:table-cell>
          <table:table-cell table:style-name="ce1" office:value-type="float" office:value="5.5">
            <text:p>5,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-30.72">
            <text:p>-30,72</text:p>
          </table:table-cell>
          <table:table-cell table:style-name="ce1" office:value-type="float" office:value="-3">
            <text:p>-3</text:p>
          </table:table-cell>
        </table:table-row>
        <table:table-row table:style-name="ro1">
          <table:table-cell table:style-name="ce1" office:value-type="string">
            <text:p>GUIMA FRANCE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27699">
            <text:p>27699</text:p>
          </table:table-cell>
          <table:table-cell table:style-name="ce1" office:value-type="float" office:value="-924">
            <text:p>-924</text:p>
          </table:table-cell>
          <table:table-cell table:style-name="ce1"/>
          <table:table-cell table:style-name="ce1" office:value-type="float" office:value="250">
            <text:p>25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GUIMA FRANCE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GUIMA FRANCE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GUIMA FRANCE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GUIMA FRANCE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JARDINS DU MIDI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42070">
            <text:p>42070</text:p>
          </table:table-cell>
          <table:table-cell table:style-name="ce1" table:number-columns-repeated="2"/>
          <table:table-cell table:style-name="ce1" office:value-type="float" office:value="2200">
            <text:p>220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JARDINS DU MIDI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40890">
            <text:p>40890</text:p>
          </table:table-cell>
          <table:table-cell table:style-name="ce1" table:number-columns-repeated="2"/>
          <table:table-cell table:style-name="ce1" office:value-type="float" office:value="2200">
            <text:p>220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JARDINS DU MIDI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39710">
            <text:p>39710</text:p>
          </table:table-cell>
          <table:table-cell table:style-name="ce1" office:value-type="float" office:value="-91">
            <text:p>-91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2200">
            <text:p>2200</text:p>
          </table:table-cell>
          <table:table-cell table:style-name="ce1" office:value-type="float" office:value="16910">
            <text:p>16910</text:p>
          </table:table-cell>
          <table:table-cell table:style-name="ce1" office:value-type="float" office:value="42.58">
            <text:p>42,58</text:p>
          </table:table-cell>
          <table:table-cell table:style-name="ce1" office:value-type="float" office:value="21.47">
            <text:p>21,47</text:p>
          </table:table-cell>
          <table:table-cell table:style-name="ce1" office:value-type="float" office:value="-47">
            <text:p>-47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JARDINS DU MIDI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36249">
            <text:p>36249</text:p>
          </table:table-cell>
          <table:table-cell table:style-name="ce1" office:value-type="float" office:value="-2146">
            <text:p>-2146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200">
            <text:p>2200</text:p>
          </table:table-cell>
          <table:table-cell table:style-name="ce1" office:value-type="float" office:value="13630">
            <text:p>13630</text:p>
          </table:table-cell>
          <table:table-cell table:style-name="ce1" office:value-type="float" office:value="37.6">
            <text:p>37,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780">
            <text:p>-780</text:p>
          </table:table-cell>
          <table:table-cell table:style-name="ce1" office:value-type="float" office:value="-8.72">
            <text:p>-8,72</text:p>
          </table:table-cell>
          <table:table-cell table:style-name="ce1" office:value-type="float" office:value="7.53">
            <text:p>7,53</text:p>
          </table:table-cell>
        </table:table-row>
        <table:table-row table:style-name="ro1">
          <table:table-cell table:style-name="ce1" office:value-type="string">
            <text:p>JARDINS DU MIDI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JARDINS DU MIDI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JARDINS DU MIDI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JARDINS DU MIDI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JP FAUCHE ELECTRICITE INDUSTRIELLE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87958">
            <text:p>87958</text:p>
          </table:table-cell>
          <table:table-cell table:style-name="ce1" office:value-type="float" office:value="-1352">
            <text:p>-1352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1378">
            <text:p>1378</text:p>
          </table:table-cell>
          <table:table-cell table:style-name="ce1" office:value-type="float" office:value="31400">
            <text:p>31400</text:p>
          </table:table-cell>
          <table:table-cell table:style-name="ce1" office:value-type="float" office:value="35.7">
            <text:p>35,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600">
            <text:p>-60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JP FAUCHE ELECTRICITE INDUSTRIELLE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90290">
            <text:p>90290</text:p>
          </table:table-cell>
          <table:table-cell table:style-name="ce1" office:value-type="float" office:value="1100">
            <text:p>1100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1378">
            <text:p>1378</text:p>
          </table:table-cell>
          <table:table-cell table:style-name="ce1" office:value-type="float" office:value="33300">
            <text:p>33300</text:p>
          </table:table-cell>
          <table:table-cell table:style-name="ce1" office:value-type="float" office:value="36.88">
            <text:p>36,88</text:p>
          </table:table-cell>
          <table:table-cell table:style-name="ce1" office:value-type="float" office:value="0.78">
            <text:p>0,78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2.65">
            <text:p>2,65</text:p>
          </table:table-cell>
          <table:table-cell table:style-name="ce1" office:value-type="float" office:value="3.31">
            <text:p>3,31</text:p>
          </table:table-cell>
        </table:table-row>
        <table:table-row table:style-name="ro1">
          <table:table-cell table:style-name="ce1" office:value-type="string">
            <text:p>JP FAUCHE ELECTRICITE INDUSTRIELLE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85192">
            <text:p>85192</text:p>
          </table:table-cell>
          <table:table-cell table:style-name="ce1" office:value-type="float" office:value="1152">
            <text:p>1152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1378">
            <text:p>1378</text:p>
          </table:table-cell>
          <table:table-cell table:style-name="ce1" office:value-type="float" office:value="27900">
            <text:p>27900</text:p>
          </table:table-cell>
          <table:table-cell table:style-name="ce1" office:value-type="float" office:value="32.75">
            <text:p>32,75</text:p>
          </table:table-cell>
          <table:table-cell table:style-name="ce1" office:value-type="float" office:value="0.35">
            <text:p>0,35</text:p>
          </table:table-cell>
          <table:table-cell table:style-name="ce1" office:value-type="float" office:value="1900">
            <text:p>1900</text:p>
          </table:table-cell>
          <table:table-cell table:style-name="ce1" office:value-type="float" office:value="-5.65">
            <text:p>-5,65</text:p>
          </table:table-cell>
          <table:table-cell table:style-name="ce1" office:value-type="float" office:value="-3.65">
            <text:p>-3,65</text:p>
          </table:table-cell>
        </table:table-row>
        <table:table-row table:style-name="ro1">
          <table:table-cell table:style-name="ce1" office:value-type="string">
            <text:p>JP FAUCHE ELECTRICITE INDUSTRIELLE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1378">
            <text:p>1378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JP FAUCHE ELECTRICITE INDUSTRIELLE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JP FAUCHE ELECTRICITE INDUSTRIELLE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JP FAUCHE ELECTRICITE INDUSTRIELLE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JP FAUCHE ELECTRICITE INDUSTRIELLE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LES VERGERS DE BLUE WHALE</text:p>
          </table:table-cell>
          <table:table-cell table:style-name="ce1" office:value-type="float" office:value="2007">
            <text:p>2007</text:p>
          </table:table-cell>
          <table:table-cell table:style-name="ce1" table:number-columns-repeated="2"/>
          <table:table-cell table:style-name="ce1" office:value-type="float" office:value="2">
            <text:p>2</text:p>
          </table:table-cell>
          <table:table-cell table:style-name="ce1" office:value-type="float" office:value="1524">
            <text:p>1524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LES VERGERS DE BLUE WHALE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75286">
            <text:p>75286</text:p>
          </table:table-cell>
          <table:table-cell table:style-name="ce1" office:value-type="float" office:value="667">
            <text:p>66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524">
            <text:p>1524</text:p>
          </table:table-cell>
          <table:table-cell table:style-name="ce1" office:value-type="float" office:value="11540">
            <text:p>11540</text:p>
          </table:table-cell>
          <table:table-cell table:style-name="ce1" office:value-type="float" office:value="15.32">
            <text:p>15,32</text:p>
          </table:table-cell>
          <table:table-cell table:style-name="ce1" office:value-type="float" office:value="61.79">
            <text:p>61,79</text:p>
          </table:table-cell>
          <table:table-cell table:style-name="ce1" office:value-type="float" office:value="330">
            <text:p>330</text:p>
          </table:table-cell>
          <table:table-cell table:style-name="ce1"/>
          <table:table-cell table:style-name="ce1" office:value-type="float" office:value="100">
            <text:p>100</text:p>
          </table:table-cell>
        </table:table-row>
        <table:table-row table:style-name="ro1">
          <table:table-cell table:style-name="ce1" office:value-type="string">
            <text:p>LES VERGERS DE BLUE WHALE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72092">
            <text:p>7209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24">
            <text:p>1524</text:p>
          </table:table-cell>
          <table:table-cell table:style-name="ce1" office:value-type="float" office:value="9480">
            <text:p>9480</text:p>
          </table:table-cell>
          <table:table-cell table:style-name="ce1" office:value-type="float" office:value="13.1">
            <text:p>13,1</text:p>
          </table:table-cell>
          <table:table-cell table:style-name="ce1" office:value-type="float" office:value="58.72">
            <text:p>58,72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-4.2">
            <text:p>-4,2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LES VERGERS DE BLUE WHALE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1524">
            <text:p>1524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LES VERGERS DE BLUE WHALE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LES VERGERS DE BLUE WHALE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LES VERGERS DE BLUE WHALE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LES VERGERS DE BLUE WHALE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MAF AGROBOTIC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38381">
            <text:p>38381</text:p>
          </table:table-cell>
          <table:table-cell table:style-name="ce1" office:value-type="float" office:value="601">
            <text:p>601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6600">
            <text:p>6600</text:p>
          </table:table-cell>
          <table:table-cell table:style-name="ce1" office:value-type="float" office:value="20300">
            <text:p>20300</text:p>
          </table:table-cell>
          <table:table-cell table:style-name="ce1" office:value-type="float" office:value="63.64">
            <text:p>63,6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400">
            <text:p>240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MAF AGROBOTIC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52331">
            <text:p>52331</text:p>
          </table:table-cell>
          <table:table-cell table:style-name="ce1" office:value-type="float" office:value="1257">
            <text:p>1257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6600">
            <text:p>6600</text:p>
          </table:table-cell>
          <table:table-cell table:style-name="ce1" office:value-type="float" office:value="21000">
            <text:p>21000</text:p>
          </table:table-cell>
          <table:table-cell table:style-name="ce1" office:value-type="float" office:value="40.13">
            <text:p>40,13</text:p>
          </table:table-cell>
          <table:table-cell table:style-name="ce1" office:value-type="float" office:value="73.64">
            <text:p>73,64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35.35">
            <text:p>35,35</text:p>
          </table:table-cell>
          <table:table-cell table:style-name="ce1" office:value-type="float" office:value="-6.81">
            <text:p>-6,81</text:p>
          </table:table-cell>
        </table:table-row>
        <table:table-row table:style-name="ro1">
          <table:table-cell table:style-name="ce1" office:value-type="string">
            <text:p>MAF AGROBOTIC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54598">
            <text:p>54598</text:p>
          </table:table-cell>
          <table:table-cell table:style-name="ce1" office:value-type="float" office:value="2969">
            <text:p>2969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6600">
            <text:p>6600</text:p>
          </table:table-cell>
          <table:table-cell table:style-name="ce1" office:value-type="float" office:value="26500">
            <text:p>26500</text:p>
          </table:table-cell>
          <table:table-cell table:style-name="ce1" office:value-type="float" office:value="48.54">
            <text:p>48,54</text:p>
          </table:table-cell>
          <table:table-cell table:style-name="ce1" office:value-type="float" office:value="65.81">
            <text:p>65,81</text:p>
          </table:table-cell>
          <table:table-cell table:style-name="ce1" office:value-type="float" office:value="5900">
            <text:p>5900</text:p>
          </table:table-cell>
          <table:table-cell table:style-name="ce1" office:value-type="float" office:value="4.33">
            <text:p>4,33</text:p>
          </table:table-cell>
          <table:table-cell table:style-name="ce1" office:value-type="float" office:value="9.76">
            <text:p>9,76</text:p>
          </table:table-cell>
        </table:table-row>
        <table:table-row table:style-name="ro1">
          <table:table-cell table:style-name="ce1" office:value-type="string">
            <text:p>MAF AGROBOTIC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6600">
            <text:p>660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MAF AGROBOTIC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MAF AGROBOTIC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MAF AGROBOTIC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MAF AGROBOTIC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MAISAGRI DURAN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32840">
            <text:p>3284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7008">
            <text:p>7008</text:p>
          </table:table-cell>
          <table:table-cell table:style-name="ce1" office:value-type="float" office:value="16790">
            <text:p>16790</text:p>
          </table:table-cell>
          <table:table-cell table:style-name="ce1" office:value-type="float" office:value="51.13">
            <text:p>51,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90">
            <text:p>129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MAISAGRI DURAN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45620">
            <text:p>45620</text:p>
          </table:table-cell>
          <table:table-cell table:style-name="ce1" office:value-type="float" office:value="590">
            <text:p>59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008">
            <text:p>7008</text:p>
          </table:table-cell>
          <table:table-cell table:style-name="ce1" office:value-type="float" office:value="18090">
            <text:p>18090</text:p>
          </table:table-cell>
          <table:table-cell table:style-name="ce1" office:value-type="float" office:value="39.65">
            <text:p>39,6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560">
            <text:p>2560</text:p>
          </table:table-cell>
          <table:table-cell table:style-name="ce1" office:value-type="float" office:value="38.92">
            <text:p>38,92</text:p>
          </table:table-cell>
          <table:table-cell table:style-name="ce1" office:value-type="float" office:value="-12.5">
            <text:p>-12,5</text:p>
          </table:table-cell>
        </table:table-row>
        <table:table-row table:style-name="ro1">
          <table:table-cell table:style-name="ce1" office:value-type="string">
            <text:p>MAISAGRI DURAN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42900">
            <text:p>4290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7008">
            <text:p>7008</text:p>
          </table:table-cell>
          <table:table-cell table:style-name="ce1" office:value-type="float" office:value="25600">
            <text:p>25600</text:p>
          </table:table-cell>
          <table:table-cell table:style-name="ce1" office:value-type="float" office:value="59.67">
            <text:p>59,6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00">
            <text:p>1300</text:p>
          </table:table-cell>
          <table:table-cell table:style-name="ce1" office:value-type="float" office:value="-5.96">
            <text:p>-5,96</text:p>
          </table:table-cell>
          <table:table-cell table:style-name="ce1" office:value-type="float" office:value="-10.53">
            <text:p>-10,53</text:p>
          </table:table-cell>
        </table:table-row>
        <table:table-row table:style-name="ro1">
          <table:table-cell table:style-name="ce1" office:value-type="string">
            <text:p>MAISAGRI DURAN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32480">
            <text:p>3248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7008">
            <text:p>7008</text:p>
          </table:table-cell>
          <table:table-cell table:style-name="ce1" office:value-type="float" office:value="17900">
            <text:p>17900</text:p>
          </table:table-cell>
          <table:table-cell table:style-name="ce1" office:value-type="float" office:value="54.28">
            <text:p>54,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70">
            <text:p>1070</text:p>
          </table:table-cell>
          <table:table-cell table:style-name="ce1" office:value-type="float" office:value="-24.29">
            <text:p>-24,29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MAISAGRI DURAN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MAISAGRI DURAN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MAISAGRI DURAN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MAISAGRI DURAN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MICOULEAU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2980">
            <text:p>298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693">
            <text:p>693</text:p>
          </table:table-cell>
          <table:table-cell table:style-name="ce1" office:value-type="float" office:value="23.26">
            <text:p>23,26</text:p>
          </table:table-cell>
          <table:table-cell table:style-name="ce1" office:value-type="float" office:value="0.4">
            <text:p>0,4</text:p>
          </table:table-cell>
          <table:table-cell table:style-name="ce1" office:value-type="float" office:value="44">
            <text:p>44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MICOULEAU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2817">
            <text:p>281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23.54">
            <text:p>23,54</text:p>
          </table:table-cell>
          <table:table-cell table:style-name="ce1" office:value-type="float" office:value="0.25">
            <text:p>0,25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-5.47">
            <text:p>-5,47</text:p>
          </table:table-cell>
          <table:table-cell table:style-name="ce1" office:value-type="float" office:value="-20.83">
            <text:p>-20,83</text:p>
          </table:table-cell>
        </table:table-row>
        <table:table-row table:style-name="ro1">
          <table:table-cell table:style-name="ce1" office:value-type="string">
            <text:p>MICOULEAU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571">
            <text:p>2571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688">
            <text:p>688</text:p>
          </table:table-cell>
          <table:table-cell table:style-name="ce1" office:value-type="float" office:value="26.76">
            <text:p>26,76</text:p>
          </table:table-cell>
          <table:table-cell table:style-name="ce1" office:value-type="float" office:value="0.63">
            <text:p>0,63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-8.74">
            <text:p>-8,74</text:p>
          </table:table-cell>
          <table:table-cell table:style-name="ce1" office:value-type="float" office:value="5.26">
            <text:p>5,26</text:p>
          </table:table-cell>
        </table:table-row>
        <table:table-row table:style-name="ro1">
          <table:table-cell table:style-name="ce1" office:value-type="string">
            <text:p>MICOULEAU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400">
            <text:p>40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MICOULEAU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MICOULEAU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MICOULEAU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MICOULEAU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MOULIN DE SALIENS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6007">
            <text:p>6007</text:p>
          </table:table-cell>
          <table:table-cell table:style-name="ce1" office:value-type="float" office:value="-19">
            <text:p>-1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4510">
            <text:p>4510</text:p>
          </table:table-cell>
          <table:table-cell table:style-name="ce1" office:value-type="float" office:value="82.3">
            <text:p>82,3</text:p>
          </table:table-cell>
          <table:table-cell table:style-name="ce1" office:value-type="float" office:value="18.25">
            <text:p>18,25</text:p>
          </table:table-cell>
          <table:table-cell table:style-name="ce1" office:value-type="float" office:value="-30">
            <text:p>-3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MOULIN DE SALIENS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9357">
            <text:p>9357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4190">
            <text:p>4190</text:p>
          </table:table-cell>
          <table:table-cell table:style-name="ce1" office:value-type="float" office:value="44.78">
            <text:p>44,78</text:p>
          </table:table-cell>
          <table:table-cell table:style-name="ce1" office:value-type="float" office:value="30.03">
            <text:p>30,03</text:p>
          </table:table-cell>
          <table:table-cell table:style-name="ce1" office:value-type="float" office:value="460">
            <text:p>460</text:p>
          </table:table-cell>
          <table:table-cell table:style-name="ce1" office:value-type="float" office:value="55.7">
            <text:p>55,7</text:p>
          </table:table-cell>
          <table:table-cell table:style-name="ce1"/>
        </table:table-row>
        <table:table-row table:style-name="ro1">
          <table:table-cell table:style-name="ce1" office:value-type="string">
            <text:p>MOULIN DE SALIENS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6559">
            <text:p>6559</text:p>
          </table:table-cell>
          <table:table-cell table:style-name="ce1" office:value-type="float" office:value="-330">
            <text:p>-330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270">
            <text:p>3270</text:p>
          </table:table-cell>
          <table:table-cell table:style-name="ce1" office:value-type="float" office:value="49.85">
            <text:p>49,85</text:p>
          </table:table-cell>
          <table:table-cell table:style-name="ce1" office:value-type="float" office:value="32.38">
            <text:p>32,38</text:p>
          </table:table-cell>
          <table:table-cell table:style-name="ce1" office:value-type="float" office:value="-50">
            <text:p>-50</text:p>
          </table:table-cell>
          <table:table-cell table:style-name="ce1" office:value-type="float" office:value="-29.9">
            <text:p>-29,9</text:p>
          </table:table-cell>
          <table:table-cell table:style-name="ce1"/>
        </table:table-row>
        <table:table-row table:style-name="ro1">
          <table:table-cell table:style-name="ce1" office:value-type="string">
            <text:p>MOULIN DE SALIENS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200">
            <text:p>20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MOULIN DE SALIENS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MOULIN DE SALIENS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MOULIN DE SALIENS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MOULIN DE SALIENS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MOURGUES FRUITS SA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20571">
            <text:p>20571</text:p>
          </table:table-cell>
          <table:table-cell table:style-name="ce1" office:value-type="float" office:value="-116">
            <text:p>-116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5230">
            <text:p>5230</text:p>
          </table:table-cell>
          <table:table-cell table:style-name="ce1" office:value-type="float" office:value="25.76">
            <text:p>25,76</text:p>
          </table:table-cell>
          <table:table-cell table:style-name="ce1" office:value-type="float" office:value="2.88">
            <text:p>2,88</text:p>
          </table:table-cell>
          <table:table-cell table:style-name="ce1" office:value-type="float" office:value="120">
            <text:p>12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MOURGUES FRUITS SA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24016">
            <text:p>24016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7230">
            <text:p>7230</text:p>
          </table:table-cell>
          <table:table-cell table:style-name="ce1" office:value-type="float" office:value="30.1">
            <text:p>30,1</text:p>
          </table:table-cell>
          <table:table-cell table:style-name="ce1" office:value-type="float" office:value="2.14">
            <text:p>2,14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6.75">
            <text:p>16,75</text:p>
          </table:table-cell>
          <table:table-cell table:style-name="ce1" office:value-type="float" office:value="19.05">
            <text:p>19,05</text:p>
          </table:table-cell>
        </table:table-row>
        <table:table-row table:style-name="ro1">
          <table:table-cell table:style-name="ce1" office:value-type="string">
            <text:p>MOURGUES FRUITS SA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2706">
            <text:p>22706</text:p>
          </table:table-cell>
          <table:table-cell table:style-name="ce1" office:value-type="float" office:value="-85">
            <text:p>-8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5020">
            <text:p>5020</text:p>
          </table:table-cell>
          <table:table-cell table:style-name="ce1" office:value-type="float" office:value="22.11">
            <text:p>22,11</text:p>
          </table:table-cell>
          <table:table-cell table:style-name="ce1" office:value-type="float" office:value="2.73">
            <text:p>2,73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-5.45">
            <text:p>-5,45</text:p>
          </table:table-cell>
          <table:table-cell table:style-name="ce1" office:value-type="float" office:value="-14.67">
            <text:p>-14,67</text:p>
          </table:table-cell>
        </table:table-row>
        <table:table-row table:style-name="ro1">
          <table:table-cell table:style-name="ce1" office:value-type="string">
            <text:p>MOURGUES FRUITS SA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720">
            <text:p>72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MOURGUES FRUITS SA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720">
            <text:p>72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MOURGUES FRUITS SA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720">
            <text:p>72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MOURGUES FRUITS SA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720">
            <text:p>72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MOURGUES FRUITS SA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720">
            <text:p>72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NEOTEC DEVELOPPEMENT</text:p>
          </table:table-cell>
          <table:table-cell table:style-name="ce1" office:value-type="float" office:value="2007">
            <text:p>2007</text:p>
          </table:table-cell>
          <table:table-cell table:style-name="ce1" table:number-columns-repeated="2"/>
          <table:table-cell table:style-name="ce1" office:value-type="float" office:value="26">
            <text:p>26</text:p>
          </table:table-cell>
          <table:table-cell table:style-name="ce1" office:value-type="float" office:value="256">
            <text:p>256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NEOTEC DEVELOPPEMENT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6729">
            <text:p>672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29.87">
            <text:p>29,87</text:p>
          </table:table-cell>
          <table:table-cell table:style-name="ce1" office:value-type="float" office:value="1.1">
            <text:p>1,1</text:p>
          </table:table-cell>
          <table:table-cell table:style-name="ce1" office:value-type="float" office:value="360">
            <text:p>360</text:p>
          </table:table-cell>
          <table:table-cell table:style-name="ce1"/>
          <table:table-cell table:style-name="ce1" office:value-type="float" office:value="3.85">
            <text:p>3,85</text:p>
          </table:table-cell>
        </table:table-row>
        <table:table-row table:style-name="ro1">
          <table:table-cell table:style-name="ce1" office:value-type="string">
            <text:p>NEOTEC DEVELOPPEMENT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4789">
            <text:p>478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170">
            <text:p>2170</text:p>
          </table:table-cell>
          <table:table-cell table:style-name="ce1" office:value-type="float" office:value="45.31">
            <text:p>45,31</text:p>
          </table:table-cell>
          <table:table-cell table:style-name="ce1" office:value-type="float" office:value="22.1">
            <text:p>22,1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-28.82">
            <text:p>-28,82</text:p>
          </table:table-cell>
          <table:table-cell table:style-name="ce1" office:value-type="float" office:value="12.9">
            <text:p>12,9</text:p>
          </table:table-cell>
        </table:table-row>
        <table:table-row table:style-name="ro1">
          <table:table-cell table:style-name="ce1" office:value-type="string">
            <text:p>NEOTEC DEVELOPPEMENT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4427">
            <text:p>4427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750">
            <text:p>1750</text:p>
          </table:table-cell>
          <table:table-cell table:style-name="ce1" office:value-type="float" office:value="39.53">
            <text:p>39,5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-7.56">
            <text:p>-7,56</text:p>
          </table:table-cell>
          <table:table-cell table:style-name="ce1" office:value-type="float" office:value="-12.5">
            <text:p>-12,5</text:p>
          </table:table-cell>
        </table:table-row>
        <table:table-row table:style-name="ro1">
          <table:table-cell table:style-name="ce1" office:value-type="string">
            <text:p>NEOTEC DEVELOPPEMENT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NEOTEC DEVELOPPEMENT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NEOTEC DEVELOPPEMENT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NEOTEC DEVELOPPEMENT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PECOU SA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7081">
            <text:p>7081</text:p>
          </table:table-cell>
          <table:table-cell table:style-name="ce1" office:value-type="float" office:value="653">
            <text:p>653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2200">
            <text:p>2200</text:p>
          </table:table-cell>
          <table:table-cell table:style-name="ce1" office:value-type="float" office:value="31.07">
            <text:p>31,07</text:p>
          </table:table-cell>
          <table:table-cell table:style-name="ce1" office:value-type="float" office:value="15.94">
            <text:p>15,94</text:p>
          </table:table-cell>
          <table:table-cell table:style-name="ce1" office:value-type="float" office:value="1250">
            <text:p>125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PECOU SA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7063">
            <text:p>7063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1700">
            <text:p>1700</text:p>
          </table:table-cell>
          <table:table-cell table:style-name="ce1" office:value-type="float" office:value="24.07">
            <text:p>24,07</text:p>
          </table:table-cell>
          <table:table-cell table:style-name="ce1" office:value-type="float" office:value="12.98">
            <text:p>12,98</text:p>
          </table:table-cell>
          <table:table-cell table:style-name="ce1" office:value-type="float" office:value="1370">
            <text:p>1370</text:p>
          </table:table-cell>
          <table:table-cell table:style-name="ce1" office:value-type="float" office:value="-0.25">
            <text:p>-0,25</text:p>
          </table:table-cell>
          <table:table-cell table:style-name="ce1" office:value-type="float" office:value="1.79">
            <text:p>1,79</text:p>
          </table:table-cell>
        </table:table-row>
        <table:table-row table:style-name="ro1">
          <table:table-cell table:style-name="ce1" office:value-type="string">
            <text:p>PECOU SA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7090">
            <text:p>7090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1970">
            <text:p>1970</text:p>
          </table:table-cell>
          <table:table-cell table:style-name="ce1" office:value-type="float" office:value="27.79">
            <text:p>27,79</text:p>
          </table:table-cell>
          <table:table-cell table:style-name="ce1" office:value-type="float" office:value="11.76">
            <text:p>11,76</text:p>
          </table:table-cell>
          <table:table-cell table:style-name="ce1" office:value-type="float" office:value="1170">
            <text:p>1170</text:p>
          </table:table-cell>
          <table:table-cell table:style-name="ce1" office:value-type="float" office:value="0.38">
            <text:p>0,38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PECOU SA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5602">
            <text:p>5602</text:p>
          </table:table-cell>
          <table:table-cell table:style-name="ce1" office:value-type="float" office:value="817">
            <text:p>817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2440">
            <text:p>2440</text:p>
          </table:table-cell>
          <table:table-cell table:style-name="ce1" office:value-type="float" office:value="43.52">
            <text:p>43,52</text:p>
          </table:table-cell>
          <table:table-cell table:style-name="ce1" office:value-type="float" office:value="10.27">
            <text:p>10,27</text:p>
          </table:table-cell>
          <table:table-cell table:style-name="ce1" office:value-type="float" office:value="1360">
            <text:p>1360</text:p>
          </table:table-cell>
          <table:table-cell table:style-name="ce1" office:value-type="float" office:value="-20.99">
            <text:p>-20,99</text:p>
          </table:table-cell>
          <table:table-cell table:style-name="ce1" office:value-type="float" office:value="3.64">
            <text:p>3,64</text:p>
          </table:table-cell>
        </table:table-row>
        <table:table-row table:style-name="ro1">
          <table:table-cell table:style-name="ce1" office:value-type="string">
            <text:p>PECOU SA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PECOU SA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PECOU SA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PECOU SA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PIERRE DE PLAN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5993">
            <text:p>5993</text:p>
          </table:table-cell>
          <table:table-cell table:style-name="ce1" office:value-type="float" office:value="588">
            <text:p>588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3660">
            <text:p>3660</text:p>
          </table:table-cell>
          <table:table-cell table:style-name="ce1" office:value-type="float" office:value="61.07">
            <text:p>61,07</text:p>
          </table:table-cell>
          <table:table-cell table:style-name="ce1" office:value-type="float" office:value="32.54">
            <text:p>32,54</text:p>
          </table:table-cell>
          <table:table-cell table:style-name="ce1" office:value-type="float" office:value="210">
            <text:p>21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PIERRE DE PLAN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5867">
            <text:p>5867</text:p>
          </table:table-cell>
          <table:table-cell table:style-name="ce1" office:value-type="float" office:value="457">
            <text:p>457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2570">
            <text:p>2570</text:p>
          </table:table-cell>
          <table:table-cell table:style-name="ce1" office:value-type="float" office:value="46.16">
            <text:p>46,16</text:p>
          </table:table-cell>
          <table:table-cell table:style-name="ce1" office:value-type="float" office:value="34.15">
            <text:p>34,15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-2.1">
            <text:p>-2,1</text:p>
          </table:table-cell>
          <table:table-cell table:style-name="ce1" office:value-type="float" office:value="-6.52">
            <text:p>-6,52</text:p>
          </table:table-cell>
        </table:table-row>
        <table:table-row table:style-name="ro1">
          <table:table-cell table:style-name="ce1" office:value-type="string">
            <text:p>PIERRE DE PLAN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12915">
            <text:p>12915</text:p>
          </table:table-cell>
          <table:table-cell table:style-name="ce1" office:value-type="float" office:value="395">
            <text:p>395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4300">
            <text:p>4300</text:p>
          </table:table-cell>
          <table:table-cell table:style-name="ce1" office:value-type="float" office:value="33.29">
            <text:p>33,29</text:p>
          </table:table-cell>
          <table:table-cell table:style-name="ce1" office:value-type="float" office:value="14.93">
            <text:p>14,93</text:p>
          </table:table-cell>
          <table:table-cell table:style-name="ce1" office:value-type="float" office:value="1070">
            <text:p>1070</text:p>
          </table:table-cell>
          <table:table-cell table:style-name="ce1" office:value-type="float" office:value="120.13">
            <text:p>120,13</text:p>
          </table:table-cell>
          <table:table-cell table:style-name="ce1" office:value-type="float" office:value="116.28">
            <text:p>116,28</text:p>
          </table:table-cell>
        </table:table-row>
        <table:table-row table:style-name="ro1">
          <table:table-cell table:style-name="ce1" office:value-type="string">
            <text:p>PIERRE DE PLAN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142">
            <text:p>142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PIERRE DE PLAN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PIERRE DE PLAN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PIERRE DE PLAN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PIERRE DE PLAN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PMV INDUSTRIE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4398">
            <text:p>4398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429">
            <text:p>1429</text:p>
          </table:table-cell>
          <table:table-cell table:style-name="ce1" office:value-type="float" office:value="33.7">
            <text:p>33,7</text:p>
          </table:table-cell>
          <table:table-cell table:style-name="ce1" office:value-type="float" office:value="22.43">
            <text:p>22,43</text:p>
          </table:table-cell>
          <table:table-cell table:style-name="ce1" office:value-type="float" office:value="196">
            <text:p>196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PMV INDUSTRIE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5789">
            <text:p>5789</text:p>
          </table:table-cell>
          <table:table-cell table:style-name="ce1" office:value-type="float" office:value="488">
            <text:p>48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000">
            <text:p>1000</text:p>
          </table:table-cell>
          <table:table-cell table:style-name="ce1" table:number-columns-repeated="4"/>
          <table:table-cell table:style-name="ce1" office:value-type="float" office:value="31.68">
            <text:p>31,68</text:p>
          </table:table-cell>
          <table:table-cell table:style-name="ce1" office:value-type="float" office:value="22.58">
            <text:p>22,58</text:p>
          </table:table-cell>
        </table:table-row>
        <table:table-row table:style-name="ro1">
          <table:table-cell table:style-name="ce1" office:value-type="string">
            <text:p>PMV INDUSTRIE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6970">
            <text:p>6970</text:p>
          </table:table-cell>
          <table:table-cell table:style-name="ce1" office:value-type="float" office:value="533">
            <text:p>533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740">
            <text:p>1740</text:p>
          </table:table-cell>
          <table:table-cell table:style-name="ce1" office:value-type="float" office:value="25.1">
            <text:p>25,1</text:p>
          </table:table-cell>
          <table:table-cell table:style-name="ce1" office:value-type="float" office:value="23.74">
            <text:p>23,74</text:p>
          </table:table-cell>
          <table:table-cell table:style-name="ce1" office:value-type="float" office:value="780">
            <text:p>780</text:p>
          </table:table-cell>
          <table:table-cell table:style-name="ce1" office:value-type="float" office:value="20.4">
            <text:p>20,4</text:p>
          </table:table-cell>
          <table:table-cell table:style-name="ce1" office:value-type="float" office:value="10.53">
            <text:p>10,53</text:p>
          </table:table-cell>
        </table:table-row>
        <table:table-row table:style-name="ro1">
          <table:table-cell table:style-name="ce1" office:value-type="string">
            <text:p>PMV INDUSTRIE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1000">
            <text:p>100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PMV INDUSTRIE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PMV INDUSTRIE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PMV INDUSTRIE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PMV INDUSTRIE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PRO A PRO DISTRIBUTION SUD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147393">
            <text:p>147393</text:p>
          </table:table-cell>
          <table:table-cell table:style-name="ce1" office:value-type="float" office:value="-840">
            <text:p>-840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13932">
            <text:p>13932</text:p>
          </table:table-cell>
          <table:table-cell table:style-name="ce1" office:value-type="float" office:value="49700">
            <text:p>49700</text:p>
          </table:table-cell>
          <table:table-cell table:style-name="ce1" office:value-type="float" office:value="33.72">
            <text:p>33,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800">
            <text:p>380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PRO A PRO DISTRIBUTION SUD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162258">
            <text:p>162258</text:p>
          </table:table-cell>
          <table:table-cell table:style-name="ce1" office:value-type="float" office:value="-102">
            <text:p>-102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13932">
            <text:p>13932</text:p>
          </table:table-cell>
          <table:table-cell table:style-name="ce1" office:value-type="float" office:value="59400">
            <text:p>59400</text:p>
          </table:table-cell>
          <table:table-cell table:style-name="ce1" office:value-type="float" office:value="36.6">
            <text:p>36,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200">
            <text:p>5200</text:p>
          </table:table-cell>
          <table:table-cell table:style-name="ce1" office:value-type="float" office:value="10">
            <text:p>10</text:p>
          </table:table-cell>
          <table:table-cell table:style-name="ce1"/>
        </table:table-row>
        <table:table-row table:style-name="ro1">
          <table:table-cell table:style-name="ce1" office:value-type="string">
            <text:p>PRO A PRO DISTRIBUTION SUD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174801">
            <text:p>174801</text:p>
          </table:table-cell>
          <table:table-cell table:style-name="ce1" office:value-type="float" office:value="1400">
            <text:p>1400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13932">
            <text:p>13932</text:p>
          </table:table-cell>
          <table:table-cell table:style-name="ce1" office:value-type="float" office:value="54400">
            <text:p>54400</text:p>
          </table:table-cell>
          <table:table-cell table:style-name="ce1" office:value-type="float" office:value="31.12">
            <text:p>31,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800">
            <text:p>8800</text:p>
          </table:table-cell>
          <table:table-cell table:style-name="ce1" office:value-type="float" office:value="8">
            <text:p>8</text:p>
          </table:table-cell>
          <table:table-cell table:style-name="ce1"/>
        </table:table-row>
        <table:table-row table:style-name="ro1">
          <table:table-cell table:style-name="ce1" office:value-type="string">
            <text:p>PRO A PRO DISTRIBUTION SUD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13932">
            <text:p>13932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PRO A PRO DISTRIBUTION SUD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PRO A PRO DISTRIBUTION SUD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PRO A PRO DISTRIBUTION SUD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PRO A PRO DISTRIBUTION SUD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PRODUITS DU SOLEIL SA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54397">
            <text:p>54397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700">
            <text:p>700</text:p>
          </table:table-cell>
          <table:table-cell table:style-name="ce1" office:value-type="float" office:value="15150">
            <text:p>15150</text:p>
          </table:table-cell>
          <table:table-cell table:style-name="ce1" office:value-type="float" office:value="27.85">
            <text:p>27,85</text:p>
          </table:table-cell>
          <table:table-cell table:style-name="ce1" office:value-type="float" office:value="39.63">
            <text:p>39,63</text:p>
          </table:table-cell>
          <table:table-cell table:style-name="ce1" office:value-type="float" office:value="1930">
            <text:p>193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PRODUITS DU SOLEIL SA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40094">
            <text:p>4009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700">
            <text:p>70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PRODUITS DU SOLEIL SA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5790">
            <text:p>2579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700">
            <text:p>700</text:p>
          </table:table-cell>
          <table:table-cell table:style-name="ce1" office:value-type="float" office:value="10780">
            <text:p>10780</text:p>
          </table:table-cell>
          <table:table-cell table:style-name="ce1" office:value-type="float" office:value="41.8">
            <text:p>41,8</text:p>
          </table:table-cell>
          <table:table-cell table:style-name="ce1" office:value-type="float" office:value="38.87">
            <text:p>38,87</text:p>
          </table:table-cell>
          <table:table-cell table:style-name="ce1" office:value-type="float" office:value="960">
            <text:p>96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PRODUITS DU SOLEIL SA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700">
            <text:p>70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PRODUITS DU SOLEIL SA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PRODUITS DU SOLEIL SA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PRODUITS DU SOLEIL SA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PRODUITS DU SOLEIL SA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RAMOND FILS SA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2067">
            <text:p>2067</text:p>
          </table:table-cell>
          <table:table-cell table:style-name="ce1" office:value-type="float" office:value="-19">
            <text:p>-1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1048">
            <text:p>1048</text:p>
          </table:table-cell>
          <table:table-cell table:style-name="ce1" office:value-type="float" office:value="50.95">
            <text:p>50,95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111">
            <text:p>111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RAMOND FILS SA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2323">
            <text:p>2323</text:p>
          </table:table-cell>
          <table:table-cell table:style-name="ce1" office:value-type="float" office:value="-26">
            <text:p>-2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833">
            <text:p>833</text:p>
          </table:table-cell>
          <table:table-cell table:style-name="ce1" office:value-type="float" office:value="35.86">
            <text:p>35,86</text:p>
          </table:table-cell>
          <table:table-cell table:style-name="ce1" office:value-type="float" office:value="0.11">
            <text:p>0,11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2.39">
            <text:p>12,39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RAMOND FILS SA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541">
            <text:p>2541</text:p>
          </table:table-cell>
          <table:table-cell table:style-name="ce1" office:value-type="float" office:value="-19">
            <text:p>-19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1291">
            <text:p>1291</text:p>
          </table:table-cell>
          <table:table-cell table:style-name="ce1" office:value-type="float" office:value="50.8">
            <text:p>50,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0.77">
            <text:p>0,77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RAMOND FILS SA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400">
            <text:p>40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RAMOND FILS SA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RAMOND FILS SA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RAMOND FILS SA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RAMOND FILS SA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REGENE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4495">
            <text:p>4495</text:p>
          </table:table-cell>
          <table:table-cell table:style-name="ce1" office:value-type="float" office:value="-1300">
            <text:p>-130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287">
            <text:p>1287</text:p>
          </table:table-cell>
          <table:table-cell table:style-name="ce1" office:value-type="float" office:value="25050">
            <text:p>25050</text:p>
          </table:table-cell>
          <table:table-cell table:style-name="ce1" office:value-type="float" office:value="557.29">
            <text:p>557,29</text:p>
          </table:table-cell>
          <table:table-cell table:style-name="ce1" office:value-type="float" office:value="51.18">
            <text:p>51,18</text:p>
          </table:table-cell>
          <table:table-cell table:style-name="ce1" office:value-type="float" office:value="-220">
            <text:p>-22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REGENE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11590">
            <text:p>11590</text:p>
          </table:table-cell>
          <table:table-cell table:style-name="ce1" office:value-type="float" office:value="-3445">
            <text:p>-3445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287">
            <text:p>1287</text:p>
          </table:table-cell>
          <table:table-cell table:style-name="ce1" office:value-type="float" office:value="30900">
            <text:p>30900</text:p>
          </table:table-cell>
          <table:table-cell table:style-name="ce1" office:value-type="float" office:value="266.61">
            <text:p>266,61</text:p>
          </table:table-cell>
          <table:table-cell table:style-name="ce1" office:value-type="float" office:value="59.77">
            <text:p>59,77</text:p>
          </table:table-cell>
          <table:table-cell table:style-name="ce1" office:value-type="float" office:value="-400">
            <text:p>-400</text:p>
          </table:table-cell>
          <table:table-cell table:style-name="ce1" office:value-type="float" office:value="157.84">
            <text:p>157,84</text:p>
          </table:table-cell>
          <table:table-cell table:style-name="ce1" office:value-type="float" office:value="103.45">
            <text:p>103,45</text:p>
          </table:table-cell>
        </table:table-row>
        <table:table-row table:style-name="ro1">
          <table:table-cell table:style-name="ce1" office:value-type="string">
            <text:p>REGENE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6140">
            <text:p>6140</text:p>
          </table:table-cell>
          <table:table-cell table:style-name="ce1" office:value-type="float" office:value="-12565">
            <text:p>-12565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1287">
            <text:p>1287</text:p>
          </table:table-cell>
          <table:table-cell table:style-name="ce1" office:value-type="float" office:value="34100">
            <text:p>34100</text:p>
          </table:table-cell>
          <table:table-cell table:style-name="ce1" office:value-type="float" office:value="555.36">
            <text:p>555,36</text:p>
          </table:table-cell>
          <table:table-cell table:style-name="ce1" office:value-type="float" office:value="21.69">
            <text:p>21,69</text:p>
          </table:table-cell>
          <table:table-cell table:style-name="ce1" office:value-type="float" office:value="-5539">
            <text:p>-5539</text:p>
          </table:table-cell>
          <table:table-cell table:style-name="ce1" office:value-type="float" office:value="-47.02">
            <text:p>-47,02</text:p>
          </table:table-cell>
          <table:table-cell table:style-name="ce1" office:value-type="float" office:value="63.27">
            <text:p>63,27</text:p>
          </table:table-cell>
        </table:table-row>
        <table:table-row table:style-name="ro1">
          <table:table-cell table:style-name="ce1" office:value-type="string">
            <text:p>REGENE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1287">
            <text:p>1287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REGENE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REGENE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REGENE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REGENE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RISA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21636">
            <text:p>21636</text:p>
          </table:table-cell>
          <table:table-cell table:style-name="ce1" office:value-type="float" office:value="521">
            <text:p>52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6620">
            <text:p>6620</text:p>
          </table:table-cell>
          <table:table-cell table:style-name="ce1" office:value-type="float" office:value="30.6">
            <text:p>30,6</text:p>
          </table:table-cell>
          <table:table-cell table:style-name="ce1" office:value-type="float" office:value="3.7">
            <text:p>3,7</text:p>
          </table:table-cell>
          <table:table-cell table:style-name="ce1" office:value-type="float" office:value="1270">
            <text:p>127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RISA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28680">
            <text:p>28680</text:p>
          </table:table-cell>
          <table:table-cell table:style-name="ce1" office:value-type="float" office:value="1060">
            <text:p>1060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7490">
            <text:p>7490</text:p>
          </table:table-cell>
          <table:table-cell table:style-name="ce1" office:value-type="float" office:value="26.12">
            <text:p>26,12</text:p>
          </table:table-cell>
          <table:table-cell table:style-name="ce1" office:value-type="float" office:value="6.97">
            <text:p>6,97</text:p>
          </table:table-cell>
          <table:table-cell table:style-name="ce1" office:value-type="float" office:value="2200">
            <text:p>2200</text:p>
          </table:table-cell>
          <table:table-cell table:style-name="ce1" office:value-type="float" office:value="32.56">
            <text:p>32,56</text:p>
          </table:table-cell>
          <table:table-cell table:style-name="ce1" office:value-type="float" office:value="26.19">
            <text:p>26,19</text:p>
          </table:table-cell>
        </table:table-row>
        <table:table-row table:style-name="ro1">
          <table:table-cell table:style-name="ce1" office:value-type="string">
            <text:p>RISA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4480">
            <text:p>24480</text:p>
          </table:table-cell>
          <table:table-cell table:style-name="ce1" office:value-type="float" office:value="840">
            <text:p>840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17.97">
            <text:p>17,97</text:p>
          </table:table-cell>
          <table:table-cell table:style-name="ce1" office:value-type="float" office:value="12.54">
            <text:p>12,54</text:p>
          </table:table-cell>
          <table:table-cell table:style-name="ce1" office:value-type="float" office:value="1230">
            <text:p>1230</text:p>
          </table:table-cell>
          <table:table-cell table:style-name="ce1" office:value-type="float" office:value="14.64">
            <text:p>14,64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RISA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305">
            <text:p>305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RISA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RISA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RISA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RISA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SAINT ANTONIN EAUX MINERALES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5437">
            <text:p>5437</text:p>
          </table:table-cell>
          <table:table-cell table:style-name="ce1" office:value-type="float" office:value="508">
            <text:p>50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14">
            <text:p>914</text:p>
          </table:table-cell>
          <table:table-cell table:style-name="ce1" office:value-type="float" office:value="2749">
            <text:p>2749</text:p>
          </table:table-cell>
          <table:table-cell table:style-name="ce1" office:value-type="float" office:value="50.56">
            <text:p>50,56</text:p>
          </table:table-cell>
          <table:table-cell table:style-name="ce1" office:value-type="float" office:value="1.28">
            <text:p>1,28</text:p>
          </table:table-cell>
          <table:table-cell table:style-name="ce1" office:value-type="float" office:value="642">
            <text:p>642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SAINT ANTONIN EAUX MINERALES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6468">
            <text:p>6468</text:p>
          </table:table-cell>
          <table:table-cell table:style-name="ce1" office:value-type="float" office:value="382">
            <text:p>38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14">
            <text:p>914</text:p>
          </table:table-cell>
          <table:table-cell table:style-name="ce1" office:value-type="float" office:value="2610">
            <text:p>2610</text:p>
          </table:table-cell>
          <table:table-cell table:style-name="ce1" office:value-type="float" office:value="40.35">
            <text:p>40,3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60">
            <text:p>560</text:p>
          </table:table-cell>
          <table:table-cell table:style-name="ce1" office:value-type="float" office:value="18.96">
            <text:p>18,96</text:p>
          </table:table-cell>
          <table:table-cell table:style-name="ce1"/>
        </table:table-row>
        <table:table-row table:style-name="ro1">
          <table:table-cell table:style-name="ce1" office:value-type="string">
            <text:p>SAINT ANTONIN EAUX MINERALES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5610">
            <text:p>5610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914">
            <text:p>914</text:p>
          </table:table-cell>
          <table:table-cell table:style-name="ce1" office:value-type="float" office:value="2550">
            <text:p>2550</text:p>
          </table:table-cell>
          <table:table-cell table:style-name="ce1" office:value-type="float" office:value="45.45">
            <text:p>45,4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-13.27">
            <text:p>-13,27</text:p>
          </table:table-cell>
          <table:table-cell table:style-name="ce1" office:value-type="float" office:value="16.7">
            <text:p>16,7</text:p>
          </table:table-cell>
        </table:table-row>
        <table:table-row table:style-name="ro1">
          <table:table-cell table:style-name="ce1" office:value-type="string">
            <text:p>SAINT ANTONIN EAUX MINERALES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914">
            <text:p>914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SAINT ANTONIN EAUX MINERALES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SAINT ANTONIN EAUX MINERALES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SAINT ANTONIN EAUX MINERALES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SAINT ANTONIN EAUX MINERALES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SCA QUALISOL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70505">
            <text:p>70505</text:p>
          </table:table-cell>
          <table:table-cell table:style-name="ce1" office:value-type="float" office:value="677">
            <text:p>677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1479">
            <text:p>1479</text:p>
          </table:table-cell>
          <table:table-cell table:style-name="ce1" office:value-type="float" office:value="22900">
            <text:p>22900</text:p>
          </table:table-cell>
          <table:table-cell table:style-name="ce1" office:value-type="float" office:value="32.48">
            <text:p>32,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500">
            <text:p>250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SCA QUALISOL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92076">
            <text:p>92076</text:p>
          </table:table-cell>
          <table:table-cell table:style-name="ce1" office:value-type="float" office:value="817">
            <text:p>817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479">
            <text:p>1479</text:p>
          </table:table-cell>
          <table:table-cell table:style-name="ce1" office:value-type="float" office:value="30900">
            <text:p>30900</text:p>
          </table:table-cell>
          <table:table-cell table:style-name="ce1" office:value-type="float" office:value="33.56">
            <text:p>33,56</text:p>
          </table:table-cell>
          <table:table-cell table:style-name="ce1" office:value-type="float" office:value="0.11">
            <text:p>0,11</text:p>
          </table:table-cell>
          <table:table-cell table:style-name="ce1" office:value-type="float" office:value="2300">
            <text:p>2300</text:p>
          </table:table-cell>
          <table:table-cell table:style-name="ce1" office:value-type="float" office:value="30.59">
            <text:p>30,59</text:p>
          </table:table-cell>
          <table:table-cell table:style-name="ce1" office:value-type="float" office:value="2.63">
            <text:p>2,63</text:p>
          </table:table-cell>
        </table:table-row>
        <table:table-row table:style-name="ro1">
          <table:table-cell table:style-name="ce1" office:value-type="string">
            <text:p>SCA QUALISOL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93778">
            <text:p>93778</text:p>
          </table:table-cell>
          <table:table-cell table:style-name="ce1" office:value-type="float" office:value="532">
            <text:p>532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479">
            <text:p>1479</text:p>
          </table:table-cell>
          <table:table-cell table:style-name="ce1" office:value-type="float" office:value="27100">
            <text:p>27100</text:p>
          </table:table-cell>
          <table:table-cell table:style-name="ce1" office:value-type="float" office:value="28.9">
            <text:p>28,9</text:p>
          </table:table-cell>
          <table:table-cell table:style-name="ce1" office:value-type="float" office:value="0.85">
            <text:p>0,85</text:p>
          </table:table-cell>
          <table:table-cell table:style-name="ce1" office:value-type="float" office:value="2900">
            <text:p>2900</text:p>
          </table:table-cell>
          <table:table-cell table:style-name="ce1" office:value-type="float" office:value="1.85">
            <text:p>1,85</text:p>
          </table:table-cell>
          <table:table-cell table:style-name="ce1" office:value-type="float" office:value="1.32">
            <text:p>1,32</text:p>
          </table:table-cell>
        </table:table-row>
        <table:table-row table:style-name="ro1">
          <table:table-cell table:style-name="ce1" office:value-type="string">
            <text:p>SCA QUALISOL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75246">
            <text:p>75246</text:p>
          </table:table-cell>
          <table:table-cell table:style-name="ce1" office:value-type="float" office:value="415">
            <text:p>415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479">
            <text:p>1479</text:p>
          </table:table-cell>
          <table:table-cell table:style-name="ce1" office:value-type="float" office:value="23900">
            <text:p>23900</text:p>
          </table:table-cell>
          <table:table-cell table:style-name="ce1" office:value-type="float" office:value="31.76">
            <text:p>31,76</text:p>
          </table:table-cell>
          <table:table-cell table:style-name="ce1" office:value-type="float" office:value="0.41">
            <text:p>0,41</text:p>
          </table:table-cell>
          <table:table-cell table:style-name="ce1" office:value-type="float" office:value="1382">
            <text:p>1382</text:p>
          </table:table-cell>
          <table:table-cell table:style-name="ce1" office:value-type="float" office:value="-19.76">
            <text:p>-19,76</text:p>
          </table:table-cell>
          <table:table-cell table:style-name="ce1" office:value-type="float" office:value="1.3">
            <text:p>1,3</text:p>
          </table:table-cell>
        </table:table-row>
        <table:table-row table:style-name="ro1">
          <table:table-cell table:style-name="ce1" office:value-type="string">
            <text:p>SCA QUALISOL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SCA QUALISOL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SCA QUALISOL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SCA QUALISOL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SCYBELE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4688">
            <text:p>4688</text:p>
          </table:table-cell>
          <table:table-cell table:style-name="ce1" office:value-type="float" office:value="417">
            <text:p>41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55">
            <text:p>1055</text:p>
          </table:table-cell>
          <table:table-cell table:style-name="ce1" office:value-type="float" office:value="670">
            <text:p>670</text:p>
          </table:table-cell>
          <table:table-cell table:style-name="ce1" office:value-type="float" office:value="20.69">
            <text:p>20,69</text:p>
          </table:table-cell>
          <table:table-cell table:style-name="ce1" office:value-type="float" office:value="25.38">
            <text:p>25,38</text:p>
          </table:table-cell>
          <table:table-cell table:style-name="ce1" office:value-type="float" office:value="790">
            <text:p>79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SCYBELE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4299">
            <text:p>4299</text:p>
          </table:table-cell>
          <table:table-cell table:style-name="ce1" office:value-type="float" office:value="425">
            <text:p>42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55">
            <text:p>1055</text:p>
          </table:table-cell>
          <table:table-cell table:style-name="ce1" office:value-type="float" office:value="970">
            <text:p>970</text:p>
          </table:table-cell>
          <table:table-cell table:style-name="ce1" office:value-type="float" office:value="15.59">
            <text:p>15,59</text:p>
          </table:table-cell>
          <table:table-cell table:style-name="ce1" office:value-type="float" office:value="28.1">
            <text:p>28,1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-8.3">
            <text:p>-8,3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SCYBELE</text:p>
          </table:table-cell>
          <table:table-cell table:style-name="ce1" office:value-type="float" office:value="2009">
            <text:p>2009</text:p>
          </table:table-cell>
          <table:table-cell table:style-name="ce1" table:number-columns-repeated="2"/>
          <table:table-cell table:style-name="ce1" office:value-type="float" office:value="19">
            <text:p>19</text:p>
          </table:table-cell>
          <table:table-cell table:style-name="ce1" office:value-type="float" office:value="1055">
            <text:p>1055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SCYBELE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1055">
            <text:p>1055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SCYBELE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SCYBELE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SCYBELE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SCYBELE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SIBI SAS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6264">
            <text:p>6264</text:p>
          </table:table-cell>
          <table:table-cell table:style-name="ce1" office:value-type="float" office:value="658">
            <text:p>658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2030">
            <text:p>2030</text:p>
          </table:table-cell>
          <table:table-cell table:style-name="ce1" office:value-type="float" office:value="32.41">
            <text:p>32,4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20">
            <text:p>62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SIBI SAS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7795">
            <text:p>7795</text:p>
          </table:table-cell>
          <table:table-cell table:style-name="ce1" office:value-type="float" office:value="952">
            <text:p>95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2300">
            <text:p>2300</text:p>
          </table:table-cell>
          <table:table-cell table:style-name="ce1" office:value-type="float" office:value="29.5">
            <text:p>29,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30">
            <text:p>1130</text:p>
          </table:table-cell>
          <table:table-cell table:style-name="ce1" office:value-type="float" office:value="24.44">
            <text:p>24,44</text:p>
          </table:table-cell>
          <table:table-cell table:style-name="ce1" office:value-type="float" office:value="8.77">
            <text:p>8,77</text:p>
          </table:table-cell>
        </table:table-row>
        <table:table-row table:style-name="ro1">
          <table:table-cell table:style-name="ce1" office:value-type="string">
            <text:p>SIBI SAS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6862">
            <text:p>6862</text:p>
          </table:table-cell>
          <table:table-cell table:style-name="ce1" office:value-type="float" office:value="566">
            <text:p>566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1920">
            <text:p>1920</text:p>
          </table:table-cell>
          <table:table-cell table:style-name="ce1" office:value-type="float" office:value="27.98">
            <text:p>27,9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30">
            <text:p>830</text:p>
          </table:table-cell>
          <table:table-cell table:style-name="ce1" office:value-type="float" office:value="-12">
            <text:p>-12</text:p>
          </table:table-cell>
          <table:table-cell table:style-name="ce1" office:value-type="float" office:value="1.61">
            <text:p>1,61</text:p>
          </table:table-cell>
        </table:table-row>
        <table:table-row table:style-name="ro1">
          <table:table-cell table:style-name="ce1" office:value-type="string">
            <text:p>SIBI SAS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800">
            <text:p>80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SIBI SAS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SIBI SAS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SIBI SAS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SIBI SAS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SOFRUITEX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15726">
            <text:p>1572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7230">
            <text:p>7230</text:p>
          </table:table-cell>
          <table:table-cell table:style-name="ce1" office:value-type="float" office:value="45.97">
            <text:p>45,97</text:p>
          </table:table-cell>
          <table:table-cell table:style-name="ce1" office:value-type="float" office:value="34.42">
            <text:p>34,42</text:p>
          </table:table-cell>
          <table:table-cell table:style-name="ce1" office:value-type="float" office:value="260">
            <text:p>26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SOFRUITEX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17505">
            <text:p>17505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5670">
            <text:p>5670</text:p>
          </table:table-cell>
          <table:table-cell table:style-name="ce1" office:value-type="float" office:value="36.05">
            <text:p>36,05</text:p>
          </table:table-cell>
          <table:table-cell table:style-name="ce1" office:value-type="float" office:value="33.84">
            <text:p>33,84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11.49">
            <text:p>11,49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SOFRUITEX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15128">
            <text:p>15128</text:p>
          </table:table-cell>
          <table:table-cell table:style-name="ce1" office:value-type="float" office:value="-356">
            <text:p>-356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6100">
            <text:p>6100</text:p>
          </table:table-cell>
          <table:table-cell table:style-name="ce1" office:value-type="float" office:value="40.32">
            <text:p>40,3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-300">
            <text:p>-300</text:p>
          </table:table-cell>
          <table:table-cell table:style-name="ce1" office:value-type="float" office:value="-13.58">
            <text:p>-13,58</text:p>
          </table:table-cell>
          <table:table-cell table:style-name="ce1" office:value-type="float" office:value="-12.5">
            <text:p>-12,5</text:p>
          </table:table-cell>
        </table:table-row>
        <table:table-row table:style-name="ro1">
          <table:table-cell table:style-name="ce1" office:value-type="string">
            <text:p>SOFRUITEX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800">
            <text:p>80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SOFRUITEX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SOFRUITEX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SOFRUITEX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SOFRUITEX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TAKII FRANCE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6669">
            <text:p>6669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4650">
            <text:p>4650</text:p>
          </table:table-cell>
          <table:table-cell table:style-name="ce1" office:value-type="float" office:value="370">
            <text:p>370</text:p>
          </table:table-cell>
          <table:table-cell table:style-name="ce1" office:value-type="float" office:value="5.55">
            <text:p>5,55</text:p>
          </table:table-cell>
          <table:table-cell table:style-name="ce1" office:value-type="float" office:value="99.54">
            <text:p>99,54</text:p>
          </table:table-cell>
          <table:table-cell table:style-name="ce1" office:value-type="float" office:value="110">
            <text:p>11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TAKII FRANCE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7800">
            <text:p>7800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4650">
            <text:p>4650</text:p>
          </table:table-cell>
          <table:table-cell table:style-name="ce1" office:value-type="float" office:value="510">
            <text:p>510</text:p>
          </table:table-cell>
          <table:table-cell table:style-name="ce1" office:value-type="float" office:value="6.54">
            <text:p>6,54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6.96">
            <text:p>16,96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AKII FRANCE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9075">
            <text:p>9075</text:p>
          </table:table-cell>
          <table:table-cell table:style-name="ce1" office:value-type="float" office:value="393">
            <text:p>39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650">
            <text:p>4650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7.93">
            <text:p>7,9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16.34">
            <text:p>16,34</text:p>
          </table:table-cell>
          <table:table-cell table:style-name="ce1" office:value-type="float" office:value="11.11">
            <text:p>11,11</text:p>
          </table:table-cell>
        </table:table-row>
        <table:table-row table:style-name="ro1">
          <table:table-cell table:style-name="ce1" office:value-type="string">
            <text:p>TAKII FRANCE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8944">
            <text:p>8944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650">
            <text:p>4650</text:p>
          </table:table-cell>
          <table:table-cell table:style-name="ce1" office:value-type="float" office:value="970">
            <text:p>970</text:p>
          </table:table-cell>
          <table:table-cell table:style-name="ce1" office:value-type="float" office:value="10.85">
            <text:p>10,8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-1.44">
            <text:p>-1,44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AKII FRANCE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TAKII FRANCE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TAKII FRANCE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TAKII FRANCE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TIGNOL BETON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9414">
            <text:p>9414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2790">
            <text:p>2790</text:p>
          </table:table-cell>
          <table:table-cell table:style-name="ce1" office:value-type="float" office:value="29.63">
            <text:p>29,6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90">
            <text:p>59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TIGNOL BETON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10832">
            <text:p>10832</text:p>
          </table:table-cell>
          <table:table-cell table:style-name="ce1" office:value-type="float" office:value="321">
            <text:p>321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2600">
            <text:p>260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70">
            <text:p>870</text:p>
          </table:table-cell>
          <table:table-cell table:style-name="ce1" office:value-type="float" office:value="15.06">
            <text:p>15,06</text:p>
          </table:table-cell>
          <table:table-cell table:style-name="ce1" office:value-type="float" office:value="-16.22">
            <text:p>-16,22</text:p>
          </table:table-cell>
        </table:table-row>
        <table:table-row table:style-name="ro1">
          <table:table-cell table:style-name="ce1" office:value-type="string">
            <text:p>TIGNOL BETON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10443">
            <text:p>10443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3050">
            <text:p>3050</text:p>
          </table:table-cell>
          <table:table-cell table:style-name="ce1" office:value-type="float" office:value="29.2">
            <text:p>29,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20">
            <text:p>620</text:p>
          </table:table-cell>
          <table:table-cell table:style-name="ce1" office:value-type="float" office:value="-3.59">
            <text:p>-3,59</text:p>
          </table:table-cell>
          <table:table-cell table:style-name="ce1" office:value-type="float" office:value="-13.51">
            <text:p>-13,51</text:p>
          </table:table-cell>
        </table:table-row>
        <table:table-row table:style-name="ro1">
          <table:table-cell table:style-name="ce1" office:value-type="string">
            <text:p>TIGNOL BETON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11393">
            <text:p>11393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3540">
            <text:p>3540</text:p>
          </table:table-cell>
          <table:table-cell table:style-name="ce1" office:value-type="float" office:value="31.07">
            <text:p>31,07</text:p>
          </table:table-cell>
          <table:table-cell table:style-name="ce1"/>
          <table:table-cell table:style-name="ce1" office:value-type="float" office:value="420">
            <text:p>420</text:p>
          </table:table-cell>
          <table:table-cell table:style-name="ce1" office:value-type="float" office:value="9.1">
            <text:p>9,1</text:p>
          </table:table-cell>
          <table:table-cell table:style-name="ce1" office:value-type="float" office:value="2.38">
            <text:p>2,38</text:p>
          </table:table-cell>
        </table:table-row>
        <table:table-row table:style-name="ro1">
          <table:table-cell table:style-name="ce1" office:value-type="string">
            <text:p>TIGNOL BETON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TIGNOL BETON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TIGNOL BETON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TIGNOL BETON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TRANSPORTS LEVEQUE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5855">
            <text:p>5855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405">
            <text:p>405</text:p>
          </table:table-cell>
          <table:table-cell table:style-name="ce1" office:value-type="float" office:value="1183">
            <text:p>1183</text:p>
          </table:table-cell>
          <table:table-cell table:style-name="ce1" office:value-type="float" office:value="20.2">
            <text:p>20,2</text:p>
          </table:table-cell>
          <table:table-cell table:style-name="ce1" office:value-type="float" office:value="0.29">
            <text:p>0,29</text:p>
          </table:table-cell>
          <table:table-cell table:style-name="ce1" office:value-type="float" office:value="225">
            <text:p>225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TRANSPORTS LEVEQUE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6132">
            <text:p>6132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405">
            <text:p>405</text:p>
          </table:table-cell>
          <table:table-cell table:style-name="ce1" office:value-type="float" office:value="1042">
            <text:p>104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0.41">
            <text:p>0,41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4.73">
            <text:p>4,73</text:p>
          </table:table-cell>
          <table:table-cell table:style-name="ce1" office:value-type="float" office:value="8.82">
            <text:p>8,82</text:p>
          </table:table-cell>
        </table:table-row>
        <table:table-row table:style-name="ro1">
          <table:table-cell table:style-name="ce1" office:value-type="string">
            <text:p>TRANSPORTS LEVEQUE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5893">
            <text:p>5893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405">
            <text:p>405</text:p>
          </table:table-cell>
          <table:table-cell table:style-name="ce1" office:value-type="float" office:value="1221">
            <text:p>1221</text:p>
          </table:table-cell>
          <table:table-cell table:style-name="ce1" office:value-type="float" office:value="20.72">
            <text:p>20,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-3.9">
            <text:p>-3,9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RANSPORTS LEVEQUE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405">
            <text:p>405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TRANSPORTS LEVEQUE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TRANSPORTS LEVEQUE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TRANSPORTS LEVEQUE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TRANSPORTS LEVEQUE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TRANSPORTS MERLE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14412">
            <text:p>14412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4140">
            <text:p>4140</text:p>
          </table:table-cell>
          <table:table-cell table:style-name="ce1" office:value-type="float" office:value="28.73">
            <text:p>28,73</text:p>
          </table:table-cell>
          <table:table-cell table:style-name="ce1" office:value-type="float" office:value="3.17">
            <text:p>3,17</text:p>
          </table:table-cell>
          <table:table-cell table:style-name="ce1" office:value-type="float" office:value="130">
            <text:p>13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TRANSPORTS MERLE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15781">
            <text:p>15781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3820">
            <text:p>3820</text:p>
          </table:table-cell>
          <table:table-cell table:style-name="ce1" office:value-type="float" office:value="24.21">
            <text:p>24,21</text:p>
          </table:table-cell>
          <table:table-cell table:style-name="ce1" office:value-type="float" office:value="1.94">
            <text:p>1,94</text:p>
          </table:table-cell>
          <table:table-cell table:style-name="ce1" office:value-type="float" office:value="-290">
            <text:p>-290</text:p>
          </table:table-cell>
          <table:table-cell table:style-name="ce1" office:value-type="float" office:value="9.5">
            <text:p>9,5</text:p>
          </table:table-cell>
          <table:table-cell table:style-name="ce1" office:value-type="float" office:value="19.57">
            <text:p>19,57</text:p>
          </table:table-cell>
        </table:table-row>
        <table:table-row table:style-name="ro1">
          <table:table-cell table:style-name="ce1" office:value-type="string">
            <text:p>TRANSPORTS MERLE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13659">
            <text:p>1365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3660">
            <text:p>3660</text:p>
          </table:table-cell>
          <table:table-cell table:style-name="ce1" office:value-type="float" office:value="26.8">
            <text:p>26,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60">
            <text:p>-60</text:p>
          </table:table-cell>
          <table:table-cell table:style-name="ce1" office:value-type="float" office:value="-13.45">
            <text:p>-13,45</text:p>
          </table:table-cell>
          <table:table-cell table:style-name="ce1" office:value-type="float" office:value="-16.36">
            <text:p>-16,36</text:p>
          </table:table-cell>
        </table:table-row>
        <table:table-row table:style-name="ro1">
          <table:table-cell table:style-name="ce1" office:value-type="string">
            <text:p>TRANSPORTS MERLE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305">
            <text:p>305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TRANSPORTS MERLE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TRANSPORTS MERLE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TRANSPORTS MERLE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TRANSPORTS MERLE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TRANSPORTS VIGOUROUX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6196">
            <text:p>61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118">
            <text:p>1118</text:p>
          </table:table-cell>
          <table:table-cell table:style-name="ce1" office:value-type="float" office:value="18.04">
            <text:p>18,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99">
            <text:p>-99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TRANSPORTS VIGOUROUX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6544">
            <text:p>654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151">
            <text:p>1151</text:p>
          </table:table-cell>
          <table:table-cell table:style-name="ce1" office:value-type="float" office:value="17.59">
            <text:p>17,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298">
            <text:p>-298</text:p>
          </table:table-cell>
          <table:table-cell table:style-name="ce1" office:value-type="float" office:value="5.62">
            <text:p>5,62</text:p>
          </table:table-cell>
          <table:table-cell table:style-name="ce1" office:value-type="float" office:value="-2.13">
            <text:p>-2,13</text:p>
          </table:table-cell>
        </table:table-row>
        <table:table-row table:style-name="ro1">
          <table:table-cell table:style-name="ce1" office:value-type="string">
            <text:p>TRANSPORTS VIGOUROUX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6630">
            <text:p>6630</text:p>
          </table:table-cell>
          <table:table-cell table:style-name="ce1" office:value-type="float" office:value="-47">
            <text:p>-4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154">
            <text:p>1154</text:p>
          </table:table-cell>
          <table:table-cell table:style-name="ce1" office:value-type="float" office:value="17.4">
            <text:p>17,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297">
            <text:p>-297</text:p>
          </table:table-cell>
          <table:table-cell table:style-name="ce1" office:value-type="float" office:value="1.31">
            <text:p>1,31</text:p>
          </table:table-cell>
          <table:table-cell table:style-name="ce1" office:value-type="float" office:value="2.17">
            <text:p>2,17</text:p>
          </table:table-cell>
        </table:table-row>
        <table:table-row table:style-name="ro1">
          <table:table-cell table:style-name="ce1" office:value-type="string">
            <text:p>TRANSPORTS VIGOUROUX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6487">
            <text:p>648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254">
            <text:p>1254</text:p>
          </table:table-cell>
          <table:table-cell table:style-name="ce1" office:value-type="float" office:value="19.33">
            <text:p>19,3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66">
            <text:p>-166</text:p>
          </table:table-cell>
          <table:table-cell table:style-name="ce1" office:value-type="float" office:value="-2.16">
            <text:p>-2,16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RANSPORTS VIGOUROUX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TRANSPORTS VIGOUROUX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TRANSPORTS VIGOUROUX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TRANSPORTS VIGOUROUX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U5PPP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4884">
            <text:p>4884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3420">
            <text:p>3420</text:p>
          </table:table-cell>
          <table:table-cell table:style-name="ce1" office:value-type="float" office:value="70.02">
            <text:p>70,02</text:p>
          </table:table-cell>
          <table:table-cell table:style-name="ce1" office:value-type="float" office:value="0.41">
            <text:p>0,41</text:p>
          </table:table-cell>
          <table:table-cell table:style-name="ce1" office:value-type="float" office:value="460">
            <text:p>46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U5PPP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5244">
            <text:p>5244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2730">
            <text:p>2730</text:p>
          </table:table-cell>
          <table:table-cell table:style-name="ce1" office:value-type="float" office:value="52.06">
            <text:p>52,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10">
            <text:p>610</text:p>
          </table:table-cell>
          <table:table-cell table:style-name="ce1" office:value-type="float" office:value="7.37">
            <text:p>7,37</text:p>
          </table:table-cell>
          <table:table-cell table:style-name="ce1" office:value-type="float" office:value="-3.57">
            <text:p>-3,57</text:p>
          </table:table-cell>
        </table:table-row>
        <table:table-row table:style-name="ro1">
          <table:table-cell table:style-name="ce1" office:value-type="string">
            <text:p>U5PPP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4231">
            <text:p>4231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2440">
            <text:p>2440</text:p>
          </table:table-cell>
          <table:table-cell table:style-name="ce1" office:value-type="float" office:value="57.7">
            <text:p>57,7</text:p>
          </table:table-cell>
          <table:table-cell table:style-name="ce1" office:value-type="float" office:value="0.23">
            <text:p>0,23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-19.32">
            <text:p>-19,32</text:p>
          </table:table-cell>
          <table:table-cell table:style-name="ce1" office:value-type="float" office:value="-22.22">
            <text:p>-22,22</text:p>
          </table:table-cell>
        </table:table-row>
        <table:table-row table:style-name="ro1">
          <table:table-cell table:style-name="ce1" office:value-type="string">
            <text:p>U5PPP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600">
            <text:p>600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U5PPP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U5PPP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U5PPP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U5PPP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VILLEROY ET BOCH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66789">
            <text:p>66789</text:p>
          </table:table-cell>
          <table:table-cell table:style-name="ce1" office:value-type="float" office:value="4123">
            <text:p>4123</text:p>
          </table:table-cell>
          <table:table-cell table:style-name="ce1" office:value-type="float" office:value="299">
            <text:p>299</text:p>
          </table:table-cell>
          <table:table-cell table:style-name="ce1" office:value-type="float" office:value="9269">
            <text:p>9269</text:p>
          </table:table-cell>
          <table:table-cell table:style-name="ce1" office:value-type="float" office:value="36700">
            <text:p>36700</text:p>
          </table:table-cell>
          <table:table-cell table:style-name="ce1" office:value-type="float" office:value="54.95">
            <text:p>54,95</text:p>
          </table:table-cell>
          <table:table-cell table:style-name="ce1" office:value-type="float" office:value="37.72">
            <text:p>37,72</text:p>
          </table:table-cell>
          <table:table-cell table:style-name="ce1" office:value-type="float" office:value="-3300">
            <text:p>-330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VILLEROY ET BOCH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56705">
            <text:p>56705</text:p>
          </table:table-cell>
          <table:table-cell table:style-name="ce1" office:value-type="float" office:value="-4273">
            <text:p>-4273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9269">
            <text:p>9269</text:p>
          </table:table-cell>
          <table:table-cell table:style-name="ce1" office:value-type="float" office:value="34100">
            <text:p>34100</text:p>
          </table:table-cell>
          <table:table-cell table:style-name="ce1" office:value-type="float" office:value="60.14">
            <text:p>60,14</text:p>
          </table:table-cell>
          <table:table-cell table:style-name="ce1" office:value-type="float" office:value="28.4">
            <text:p>28,4</text:p>
          </table:table-cell>
          <table:table-cell table:style-name="ce1" office:value-type="float" office:value="-6100">
            <text:p>-6100</text:p>
          </table:table-cell>
          <table:table-cell table:style-name="ce1" office:value-type="float" office:value="-15.1">
            <text:p>-15,1</text:p>
          </table:table-cell>
          <table:table-cell table:style-name="ce1" office:value-type="float" office:value="-8.03">
            <text:p>-8,03</text:p>
          </table:table-cell>
        </table:table-row>
        <table:table-row table:style-name="ro1">
          <table:table-cell table:style-name="ce1" office:value-type="string">
            <text:p>VILLEROY ET BOCH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55521">
            <text:p>55521</text:p>
          </table:table-cell>
          <table:table-cell table:style-name="ce1" office:value-type="float" office:value="-953">
            <text:p>-953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9269">
            <text:p>9269</text:p>
          </table:table-cell>
          <table:table-cell table:style-name="ce1" office:value-type="float" office:value="25600">
            <text:p>25600</text:p>
          </table:table-cell>
          <table:table-cell table:style-name="ce1" office:value-type="float" office:value="46.11">
            <text:p>46,11</text:p>
          </table:table-cell>
          <table:table-cell table:style-name="ce1" office:value-type="float" office:value="24.14">
            <text:p>24,14</text:p>
          </table:table-cell>
          <table:table-cell table:style-name="ce1" office:value-type="float" office:value="-6700">
            <text:p>-6700</text:p>
          </table:table-cell>
          <table:table-cell table:style-name="ce1" office:value-type="float" office:value="-2.09">
            <text:p>-2,09</text:p>
          </table:table-cell>
          <table:table-cell table:style-name="ce1" office:value-type="float" office:value="6.59">
            <text:p>6,59</text:p>
          </table:table-cell>
        </table:table-row>
        <table:table-row table:style-name="ro1">
          <table:table-cell table:style-name="ce1" office:value-type="string">
            <text:p>VILLEROY ET BOCH</text:p>
          </table:table-cell>
          <table:table-cell table:style-name="ce1" office:value-type="float" office:value="2010">
            <text:p>2010</text:p>
          </table:table-cell>
          <table:table-cell table:style-name="ce1" table:number-columns-repeated="3"/>
          <table:table-cell table:style-name="ce1" office:value-type="float" office:value="9269">
            <text:p>9269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VILLEROY ET BOCH</text:p>
          </table:table-cell>
          <table:table-cell table:style-name="ce1" office:value-type="float" office:value="2011">
            <text:p>2011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VILLEROY ET BOCH</text:p>
          </table:table-cell>
          <table:table-cell table:style-name="ce1" office:value-type="float" office:value="2012">
            <text:p>2012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VILLEROY ET BOCH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VILLEROY ET BOCH</text:p>
          </table:table-cell>
          <table:table-cell table:style-name="ce1" office:value-type="float" office:value="2014">
            <text:p>2014</text:p>
          </table:table-cell>
          <table:table-cell table:style-name="ce1" table:number-columns-repeated="10"/>
        </table:table-row>
        <table:table-row table:style-name="ro1" table:number-rows-repeated="104818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a0__25__20_-_20_Accent1" style:display-name="Excel_BuiltIn_20 % - Accent1" style:family="table-cell" style:parent-style-name="Default">
      <style:table-cell-properties fo:background-color="#ccccff" fo:padding="0.071cm"/>
    </style:style>
    <style:style style:name="Excel_5f_BuiltIn_5f_20_a0__25__20_-_20_Accent2" style:display-name="Excel_BuiltIn_20 % - Accent2" style:family="table-cell" style:parent-style-name="Default">
      <style:table-cell-properties fo:background-color="#ff99cc" fo:padding="0.071cm"/>
    </style:style>
    <style:style style:name="Excel_5f_BuiltIn_5f_20_a0__25__20_-_20_Accent3" style:display-name="Excel_BuiltIn_20 % - Accent3" style:family="table-cell" style:parent-style-name="Default">
      <style:table-cell-properties fo:background-color="#ccffcc" fo:padding="0.071cm"/>
    </style:style>
    <style:style style:name="Excel_5f_BuiltIn_5f_20_a0__25__20_-_20_Accent4" style:display-name="Excel_BuiltIn_20 % - Accent4" style:family="table-cell" style:parent-style-name="Default">
      <style:table-cell-properties fo:background-color="#cc99ff" fo:padding="0.071cm"/>
    </style:style>
    <style:style style:name="Excel_5f_BuiltIn_5f_20_a0__25__20_-_20_Accent5" style:display-name="Excel_BuiltIn_20 % - Accent5" style:family="table-cell" style:parent-style-name="Default">
      <style:table-cell-properties fo:background-color="#ccffff" fo:padding="0.071cm"/>
    </style:style>
    <style:style style:name="Excel_5f_BuiltIn_5f_20_a0__25__20_-_20_Accent6" style:display-name="Excel_BuiltIn_20 % - Accent6" style:family="table-cell" style:parent-style-name="Default">
      <style:table-cell-properties fo:background-color="#ffcc99" fo:padding="0.071cm"/>
    </style:style>
    <style:style style:name="Excel_5f_BuiltIn_5f_40_a0__25__20_-_20_Accent1" style:display-name="Excel_BuiltIn_40 % - Accent1" style:family="table-cell" style:parent-style-name="Default">
      <style:table-cell-properties fo:background-color="#99ccff" fo:padding="0.071cm"/>
    </style:style>
    <style:style style:name="Excel_5f_BuiltIn_5f_40_a0__25__20_-_20_Accent2" style:display-name="Excel_BuiltIn_40 % - Accent2" style:family="table-cell" style:parent-style-name="Default">
      <style:table-cell-properties fo:background-color="#ff8080" fo:padding="0.071cm"/>
    </style:style>
    <style:style style:name="Excel_5f_BuiltIn_5f_40_a0__25__20_-_20_Accent3" style:display-name="Excel_BuiltIn_40 % - Accent3" style:family="table-cell" style:parent-style-name="Default">
      <style:table-cell-properties fo:background-color="#00ff00" fo:padding="0.071cm"/>
    </style:style>
    <style:style style:name="Excel_5f_BuiltIn_5f_40_a0__25__20_-_20_Accent4" style:display-name="Excel_BuiltIn_40 % - Accent4" style:family="table-cell" style:parent-style-name="Default">
      <style:table-cell-properties fo:background-color="#cc99ff" fo:padding="0.071cm"/>
    </style:style>
    <style:style style:name="Excel_5f_BuiltIn_5f_40_a0__25__20_-_20_Accent5" style:display-name="Excel_BuiltIn_40 % - Accent5" style:family="table-cell" style:parent-style-name="Default">
      <style:table-cell-properties fo:background-color="#99ccff" fo:padding="0.071cm"/>
    </style:style>
    <style:style style:name="Excel_5f_BuiltIn_5f_40_a0__25__20_-_20_Accent6" style:display-name="Excel_BuiltIn_40 % - Accent6" style:family="table-cell" style:parent-style-name="Default">
      <style:table-cell-properties fo:background-color="#ffcc00" fo:padding="0.071cm"/>
    </style:style>
    <style:style style:name="Excel_5f_BuiltIn_5f_60_a0__25__20_-_20_Accent1" style:display-name="Excel_BuiltIn_60 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0.31pt double #ff9900" style:border-line-width-bottom="0.004cm 0.004cm 0.004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entaire" style:display-name="Excel_BuiltIn_Commentaire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atisfaisant" style:display-name="Excel_BuiltIn_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itre_a0_1" style:display-name="Excel_BuiltIn_Titre 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31pt double #333399" style:border-line-width-bottom="0.004cm 0.004cm 0.004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0.31pt double #333333" style:border-line-width="0.004cm 0.004cm 0.004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5">00/00/0000</text:date>, <text:time style:data-style-name="N2" text:time-value="0000-00-00T17:09:09.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test_5f_sans_5f_vide" style:display-name="PageStyle_atest_sans_vid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9T18:46:23.10</meta:creation-date>
    <dc:date>2013-02-05T17:10:18.27</dc:date>
    <meta:editing-duration>PT3M28S</meta:editing-duration>
    <meta:editing-cycles>5</meta:editing-cycles>
    <meta:generator>LibreOffice/3.6$Windows_x86 LibreOffice_project/2ef5aff-a6fb0ff-166bdff-cf087ad-0f1389</meta:generator>
    <meta:document-statistic meta:table-count="1" meta:cell-count="2285" meta:object-count="0"/>
  </office:meta>
</office:document-meta>
</file>